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 style:list-style-name="L1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3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style:text-underline-style="none" fo:font-weight="normal" officeooo:paragraph-rsid="0010f1fb" style:font-size-asian="11pt" style:font-weight-asian="normal" style:font-size-complex="11pt" style:font-weight-complex="normal"/>
    </style:style>
    <style:style style:name="T1" style:family="text">
      <style:text-properties officeooo:rsid="000368fc"/>
    </style:style>
    <style:style style:name="T2" style:family="text">
      <style:text-properties officeooo:rsid="000444e4"/>
    </style:style>
    <style:style style:name="T3" style:family="text">
      <style:text-properties fo:color="#000000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4" style:family="text">
      <style:text-properties fo:color="#000000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5" style:family="text">
      <style:text-properties fo:color="#000000" fo:font-size="11pt" fo:font-weight="normal" officeooo:rsid="0008a9ad" fo:background-color="#ffffff" loext:char-shading-value="0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7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fo:font-size="11pt" fo:font-weight="normal" style:font-size-asian="11pt" style:font-weight-asian="normal" style:font-name-complex="Consolas1" style:font-size-complex="11pt" style:font-weight-complex="normal"/>
    </style:style>
    <style:style style:name="T10" style:family="text">
      <style:text-properties fo:color="#000000" fo:font-size="11pt" fo:font-weight="normal" style:font-size-asian="11pt" style:font-weight-asian="normal" style:font-name-complex="Consolas1" style:font-size-complex="11pt" style:font-weight-complex="normal"/>
    </style:style>
    <style:style style:name="T11" style:family="text">
      <style:text-properties fo:color="#000000" fo:font-size="11pt" fo:font-weight="normal" style:font-name-asian="Times New Roman2" style:font-size-asian="11pt" style:font-weight-asian="normal" style:font-name-complex="Arial1" style:font-size-complex="11pt" style:font-weight-complex="normal"/>
    </style:style>
    <style:style style:name="T12" style:family="text">
      <style:text-properties fo:color="#000000" fo:font-size="11pt" fo:font-weight="normal" style:font-name-asian="Times New Roman2" style:font-size-asian="11pt" style:font-weight-asian="normal" style:font-name-complex="Arial1" style:font-size-complex="11pt" style:font-weight-complex="normal"/>
    </style:style>
    <style:style style:name="T13" style:family="text">
      <style:text-properties fo:color="#000000" fo:font-size="11pt" fo:font-weight="normal" fo:background-color="#f4f4f4" loext:char-shading-value="0" style:font-name-asian="Calibri" style:font-size-asian="11pt" style:font-weight-asian="normal" style:font-name-complex="Consolas1" style:font-size-complex="11pt" style:font-weight-complex="normal" loext:padding="0cm" loext:border="none"/>
    </style:style>
    <style:style style:name="T14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5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6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7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8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9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20" style:family="text">
      <style:text-properties fo:color="#000000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21" style:family="text">
      <style:text-properties fo:color="#000000" fo:font-size="11pt" fo:font-weight="normal" fo:background-color="#f4f4f4" loext:char-shading-value="0" style:font-name-asian="F" style:font-size-asian="11pt" style:font-weight-asian="normal" style:font-name-complex="Consolas1" style:font-size-complex="11pt" style:font-weight-complex="normal" loext:padding="0cm" loext:border="none"/>
    </style:style>
    <style:style style:name="T22" style:family="text">
      <style:text-properties fo:color="#000000" fo:font-size="11pt" fo:font-weight="normal" fo:background-color="#fdfdfd" loext:char-shading-value="0" style:font-size-asian="11pt" style:font-weight-asian="normal" style:font-name-complex="Arial1" style:font-size-complex="11pt" style:font-weight-complex="normal"/>
    </style:style>
    <style:style style:name="T23" style:family="text">
      <style:text-properties fo:color="#000000" style:font-name="Times New roman" fo:font-size="11pt" fo:font-weight="normal" officeooo:rsid="0008a9ad" fo:background-color="#ffffff" loext:char-shading-value="0" style:font-size-asian="11pt" style:font-weight-asian="normal" style:font-size-complex="11pt" style:font-weight-complex="normal"/>
    </style:style>
    <style:style style:name="T24" style:family="text">
      <style:text-properties fo:color="#000000" style:font-name="Times New roman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25" style:family="text">
      <style:text-properties fo:color="#000000" style:font-name="Times New roman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26" style:family="text">
      <style:text-properties fo:color="#000000" style:font-name="Times New roman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27" style:family="text">
      <style:text-properties fo:color="#000000" style:font-name="Times New roman" fo:font-size="11pt" fo:font-weight="normal" style:font-name-asian="Times New Roman2" style:font-size-asian="11pt" style:font-weight-asian="normal" style:font-name-complex="Arial1" style:font-size-complex="11pt" style:font-weight-complex="normal"/>
    </style:style>
    <style:style style:name="T28" style:family="text">
      <style:text-properties fo:color="#000000" style:font-name="Times New roman" fo:font-size="11pt" fo:font-weight="normal" style:font-name-asian="Times New Roman2" style:font-size-asian="11pt" style:font-weight-asian="normal" style:font-name-complex="Arial1" style:font-size-complex="11pt" style:font-weight-complex="normal"/>
    </style:style>
    <style:style style:name="T29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" fo:font-size="11pt" fo:font-weight="normal" style:font-size-asian="11pt" style:font-weight-asian="normal" style:font-name-complex="Consolas1" style:font-size-complex="11pt" style:font-weight-complex="normal"/>
    </style:style>
    <style:style style:name="T32" style:family="text">
      <style:text-properties fo:color="#000000" style:font-name="Times New roman" fo:font-size="11pt" fo:font-weight="normal" style:font-size-asian="11pt" style:font-weight-asian="normal" style:font-name-complex="Consolas1" style:font-size-complex="11pt" style:font-weight-complex="normal"/>
    </style:style>
    <style:style style:name="T33" style:family="text">
      <style:text-properties fo:color="#000000" style:font-name="Times New roman" fo:font-size="11pt" fo:font-weight="normal" fo:background-color="#f4f4f4" loext:char-shading-value="0" style:font-name-asian="Calibri" style:font-size-asian="11pt" style:font-weight-asian="normal" style:font-name-complex="Consolas1" style:font-size-complex="11pt" style:font-weight-complex="normal" loext:padding="0cm" loext:border="none"/>
    </style:style>
    <style:style style:name="T34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35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36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37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38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39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40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41" style:family="text">
      <style:text-properties fo:color="#000000" style:font-name="Times New roman" fo:font-size="11pt" fo:font-weight="normal" fo:background-color="#f4f4f4" loext:char-shading-value="0" style:font-name-asian="F" style:font-size-asian="11pt" style:font-weight-asian="normal" style:font-name-complex="Consolas1" style:font-size-complex="11pt" style:font-weight-complex="normal" loext:padding="0cm" loext:border="none"/>
    </style:style>
    <style:style style:name="T42" style:family="text">
      <style:text-properties fo:color="#000000" style:font-name="Times New roman" fo:font-size="11pt" fo:font-weight="normal" fo:background-color="#fdfdfd" loext:char-shading-value="0" style:font-size-asian="11pt" style:font-weight-asian="normal" style:font-name-complex="Arial1" style:font-size-complex="11pt" style:font-weight-complex="normal"/>
    </style:style>
    <style:style style:name="T43" style:family="text">
      <style:text-properties fo:color="#000000" style:font-name="Times new roman" fo:font-size="11pt" fo:font-weight="normal" officeooo:rsid="0008a9ad" fo:background-color="#ffffff" loext:char-shading-value="0" style:font-size-asian="11pt" style:font-weight-asian="normal" style:font-size-complex="11pt" style:font-weight-complex="normal"/>
    </style:style>
    <style:style style:name="T44" style:family="text">
      <style:text-properties fo:color="#000000" style:font-name="Times new roman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45" style:family="text">
      <style:text-properties fo:color="#000000" style:font-name="Times new roman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46" style:family="text">
      <style:text-properties fo:color="#000000" style:font-name="Times new roman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47" style:family="text">
      <style:text-properties fo:color="#000000" style:font-name="Times new roman" fo:font-size="11pt" fo:font-weight="normal" style:font-name-asian="Times New Roman2" style:font-size-asian="11pt" style:font-weight-asian="normal" style:font-name-complex="Arial1" style:font-size-complex="11pt" style:font-weight-complex="normal"/>
    </style:style>
    <style:style style:name="T48" style:family="text">
      <style:text-properties fo:color="#000000" style:font-name="Times new roman" fo:font-size="11pt" fo:font-weight="normal" style:font-name-asian="Times New Roman2" style:font-size-asian="11pt" style:font-weight-asian="normal" style:font-name-complex="Arial1" style:font-size-complex="11pt" style:font-weight-complex="normal"/>
    </style:style>
    <style:style style:name="T49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51" style:family="text">
      <style:text-properties fo:color="#000000" style:font-name="Times new roman" fo:font-size="11pt" fo:font-weight="normal" style:font-size-asian="11pt" style:font-weight-asian="normal" style:font-name-complex="Consolas1" style:font-size-complex="11pt" style:font-weight-complex="normal"/>
    </style:style>
    <style:style style:name="T52" style:family="text">
      <style:text-properties fo:color="#000000" style:font-name="Times new roman" fo:font-size="11pt" fo:font-weight="normal" style:font-size-asian="11pt" style:font-weight-asian="normal" style:font-name-complex="Consolas1" style:font-size-complex="11pt" style:font-weight-complex="normal"/>
    </style:style>
    <style:style style:name="T53" style:family="text">
      <style:text-properties fo:color="#000000" style:font-name="Times new roman" fo:font-size="11pt" fo:font-weight="normal" fo:background-color="#f4f4f4" loext:char-shading-value="0" style:font-name-asian="Calibri" style:font-size-asian="11pt" style:font-weight-asian="normal" style:font-name-complex="Consolas1" style:font-size-complex="11pt" style:font-weight-complex="normal" loext:padding="0cm" loext:border="none"/>
    </style:style>
    <style:style style:name="T54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55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56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57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58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59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60" style:family="text">
      <style:text-properties fo:color="#000000" style:font-name="Times new roman" fo:font-size="11pt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61" style:family="text">
      <style:text-properties fo:color="#000000" style:font-name="Times new roman" fo:font-size="11pt" fo:font-weight="normal" fo:background-color="#f4f4f4" loext:char-shading-value="0" style:font-name-asian="F" style:font-size-asian="11pt" style:font-weight-asian="normal" style:font-name-complex="Consolas1" style:font-size-complex="11pt" style:font-weight-complex="normal" loext:padding="0cm" loext:border="none"/>
    </style:style>
    <style:style style:name="T62" style:family="text">
      <style:text-properties fo:color="#000000" style:font-name="Times new roman" fo:font-size="11pt" fo:font-weight="normal" fo:background-color="#fdfdfd" loext:char-shading-value="0" style:font-size-asian="11pt" style:font-weight-asian="normal" style:font-name-complex="Arial1" style:font-size-complex="11pt" style:font-weight-complex="normal"/>
    </style:style>
    <style:style style:name="T63" style:family="text">
      <style:text-properties fo:color="#000000" style:font-name="Times new roman" fo:font-size="11pt" officeooo:rsid="0008a9ad" fo:background-color="#ffffff" loext:char-shading-value="0" style:font-size-asian="11pt" style:font-size-complex="11pt"/>
    </style:style>
    <style:style style:name="T64" style:family="text">
      <style:text-properties fo:color="#000000" style:font-name="Times new roman" fo:font-size="11pt" fo:background-color="#ffffff" loext:char-shading-value="0" style:font-size-asian="11pt" style:font-size-complex="11pt"/>
    </style:style>
    <style:style style:name="T65" style:family="text">
      <style:text-properties fo:color="#000000" style:font-name="Times new roman" fo:font-size="11pt" fo:background-color="#ffffff" loext:char-shading-value="0" style:font-size-asian="11pt" style:font-size-complex="11pt"/>
    </style:style>
    <style:style style:name="T66" style:family="text">
      <style:text-properties fo:color="#000000" style:font-name="Times new roman" fo:font-size="11pt" fo:background-color="#ffffff" loext:char-shading-value="0" style:font-size-asian="11pt" style:font-size-complex="11pt"/>
    </style:style>
    <style:style style:name="T67" style:family="text">
      <style:text-properties fo:color="#000000" style:font-name="Times new roman" fo:font-size="11pt" style:font-name-asian="Times New Roman2" style:font-size-asian="11pt" style:font-name-complex="Arial1" style:font-size-complex="11pt"/>
    </style:style>
    <style:style style:name="T68" style:family="text">
      <style:text-properties fo:color="#000000" style:font-name="Times new roman" fo:font-size="11pt" style:font-name-asian="Times New Roman2" style:font-size-asian="11pt" style:font-name-complex="Arial1" style:font-size-complex="11pt"/>
    </style:style>
    <style:style style:name="T69" style:family="text">
      <style:text-properties fo:color="#000000" style:font-name="Times new roman" fo:font-size="11pt" style:font-size-asian="11pt" style:font-size-complex="11pt"/>
    </style:style>
    <style:style style:name="T70" style:family="text">
      <style:text-properties fo:color="#000000" style:font-name="Times new roman" fo:font-size="11pt" style:font-size-asian="11pt" style:font-size-complex="11pt"/>
    </style:style>
    <style:style style:name="T71" style:family="text">
      <style:text-properties fo:color="#000000" style:font-name="Times new roman" fo:font-size="11pt" style:font-size-asian="11pt" style:font-name-complex="Consolas1" style:font-size-complex="11pt"/>
    </style:style>
    <style:style style:name="T72" style:family="text">
      <style:text-properties fo:color="#000000" style:font-name="Times new roman" fo:font-size="11pt" style:font-size-asian="11pt" style:font-name-complex="Consolas1" style:font-size-complex="11pt"/>
    </style:style>
    <style:style style:name="T73" style:family="text">
      <style:text-properties fo:color="#000000" style:font-name="Times new roman" fo:font-size="11pt" fo:background-color="#f4f4f4" loext:char-shading-value="0" style:font-name-asian="Calibri" style:font-size-asian="11pt" style:font-name-complex="Consolas1" style:font-size-complex="11pt" loext:padding="0cm" loext:border="none"/>
    </style:style>
    <style:style style:name="T74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75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76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77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78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79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80" style:family="text">
      <style:text-properties fo:color="#000000" style:font-name="Times new roman" fo:font-size="11pt" fo:background-color="#f4f4f4" loext:char-shading-value="0" style:font-size-asian="11pt" style:font-name-complex="Consolas1" style:font-size-complex="11pt" loext:padding="0cm" loext:border="none"/>
    </style:style>
    <style:style style:name="T81" style:family="text">
      <style:text-properties fo:color="#000000" style:font-name="Times new roman" fo:font-size="11pt" fo:background-color="#f4f4f4" loext:char-shading-value="0" style:font-name-asian="F" style:font-size-asian="11pt" style:font-name-complex="Consolas1" style:font-size-complex="11pt" loext:padding="0cm" loext:border="none"/>
    </style:style>
    <style:style style:name="T82" style:family="text">
      <style:text-properties fo:color="#000000" style:font-name="Times new roman" fo:font-size="11pt" fo:background-color="#fdfdfd" loext:char-shading-value="0" style:font-size-asian="11pt" style:font-name-complex="Arial1" style:font-size-complex="11pt"/>
    </style:style>
    <style:style style:name="T83" style:family="text">
      <style:text-properties fo:color="#000000" style:font-name="Times new roman" fo:font-size="11pt" fo:font-weight="bold" officeooo:rsid="0008a9ad" fo:background-color="#ffffff" loext:char-shading-value="0" style:font-size-asian="11pt" style:font-weight-asian="bold" style:font-size-complex="11pt" style:font-weight-complex="bold"/>
    </style:style>
    <style:style style:name="T84" style:family="text">
      <style:text-properties fo:color="#000000" style:font-name="Times new roman" fo:font-size="11pt" fo:font-weight="bold" fo:background-color="#ffffff" loext:char-shading-value="0" style:font-size-asian="11pt" style:font-weight-asian="bold" style:font-size-complex="11pt" style:font-weight-complex="bold"/>
    </style:style>
    <style:style style:name="T85" style:family="text">
      <style:text-properties fo:color="#000000" style:font-name="Times new roman" fo:font-size="11pt" fo:font-weight="bold" fo:background-color="#ffffff" loext:char-shading-value="0" style:font-size-asian="11pt" style:font-weight-asian="bold" style:font-size-complex="11pt" style:font-weight-complex="bold"/>
    </style:style>
    <style:style style:name="T86" style:family="text">
      <style:text-properties fo:color="#000000" style:font-name="Times new roman" fo:font-size="11pt" fo:font-weight="bold" fo:background-color="#ffffff" loext:char-shading-value="0" style:font-size-asian="11pt" style:font-weight-asian="bold" style:font-size-complex="11pt" style:font-weight-complex="bold"/>
    </style:style>
    <style:style style:name="T87" style:family="text">
      <style:text-properties fo:color="#000000" style:font-name="Times new roman" fo:font-size="11pt" fo:font-weight="bold" style:font-name-asian="Times New Roman2" style:font-size-asian="11pt" style:font-weight-asian="bold" style:font-name-complex="Arial1" style:font-size-complex="11pt" style:font-weight-complex="bold"/>
    </style:style>
    <style:style style:name="T88" style:family="text">
      <style:text-properties fo:color="#000000" style:font-name="Times new roman" fo:font-size="11pt" fo:font-weight="bold" style:font-name-asian="Times New Roman2" style:font-size-asian="11pt" style:font-weight-asian="bold" style:font-name-complex="Arial1" style:font-size-complex="11pt" style:font-weight-complex="bold"/>
    </style:style>
    <style:style style:name="T89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90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000000" style:font-name="Times new roman" fo:font-size="11pt" fo:font-weight="bold" style:font-size-asian="11pt" style:font-weight-asian="bold" style:font-name-complex="Consolas1" style:font-size-complex="11pt" style:font-weight-complex="bold"/>
    </style:style>
    <style:style style:name="T92" style:family="text">
      <style:text-properties fo:color="#000000" style:font-name="Times new roman" fo:font-size="11pt" fo:font-weight="bold" style:font-size-asian="11pt" style:font-weight-asian="bold" style:font-name-complex="Consolas1" style:font-size-complex="11pt" style:font-weight-complex="bold"/>
    </style:style>
    <style:style style:name="T93" style:family="text">
      <style:text-properties fo:color="#000000" style:font-name="Times new roman" fo:font-size="11pt" fo:font-weight="bold" fo:background-color="#f4f4f4" loext:char-shading-value="0" style:font-name-asian="Calibri" style:font-size-asian="11pt" style:font-weight-asian="bold" style:font-name-complex="Consolas1" style:font-size-complex="11pt" style:font-weight-complex="bold" loext:padding="0cm" loext:border="none"/>
    </style:style>
    <style:style style:name="T94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95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96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97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98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99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100" style:family="text">
      <style:text-properties fo:color="#000000" style:font-name="Times new roman" fo:font-size="11pt" fo:font-weight="bold" fo:background-color="#f4f4f4" loext:char-shading-value="0" style:font-size-asian="11pt" style:font-weight-asian="bold" style:font-name-complex="Consolas1" style:font-size-complex="11pt" style:font-weight-complex="bold" loext:padding="0cm" loext:border="none"/>
    </style:style>
    <style:style style:name="T101" style:family="text">
      <style:text-properties fo:color="#000000" style:font-name="Times new roman" fo:font-size="11pt" fo:font-weight="bold" fo:background-color="#f4f4f4" loext:char-shading-value="0" style:font-name-asian="F" style:font-size-asian="11pt" style:font-weight-asian="bold" style:font-name-complex="Consolas1" style:font-size-complex="11pt" style:font-weight-complex="bold" loext:padding="0cm" loext:border="none"/>
    </style:style>
    <style:style style:name="T102" style:family="text">
      <style:text-properties fo:color="#000000" style:font-name="Times new roman" fo:font-size="11pt" fo:font-weight="bold" fo:background-color="#fdfdfd" loext:char-shading-value="0" style:font-size-asian="11pt" style:font-weight-asian="bold" style:font-name-complex="Arial1" style:font-size-complex="11pt" style:font-weight-complex="bold"/>
    </style:style>
    <style:style style:name="T103" style:family="text">
      <style:text-properties fo:color="#000000" style:font-name="Times new roman" fo:font-size="11pt" style:text-underline-style="solid" style:text-underline-width="auto" style:text-underline-color="font-color" fo:font-weight="normal" officeooo:rsid="0008a9ad" fo:background-color="#ffffff" loext:char-shading-value="0" style:font-size-asian="11pt" style:font-weight-asian="normal" style:font-size-complex="11pt" style:font-weight-complex="normal"/>
    </style:style>
    <style:style style:name="T104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fffff" loext:char-shading-value="0" style:font-size-asian="11pt" style:font-weight-asian="normal" style:font-size-complex="11pt" style:font-weight-complex="normal"/>
    </style:style>
    <style:style style:name="T105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fffff" loext:char-shading-value="0" style:font-size-asian="11pt" style:font-weight-asian="normal" style:font-size-complex="11pt" style:font-weight-complex="normal"/>
    </style:style>
    <style:style style:name="T106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fffff" loext:char-shading-value="0" style:font-size-asian="11pt" style:font-weight-asian="normal" style:font-size-complex="11pt" style:font-weight-complex="normal"/>
    </style:style>
    <style:style style:name="T107" style:family="text">
      <style:text-properties fo:color="#000000" style:font-name="Times new roman" fo:font-size="11pt" style:text-underline-style="solid" style:text-underline-width="auto" style:text-underline-color="font-color" fo:font-weight="normal" style:font-name-asian="Times New Roman2" style:font-size-asian="11pt" style:font-weight-asian="normal" style:font-name-complex="Arial1" style:font-size-complex="11pt" style:font-weight-complex="normal"/>
    </style:style>
    <style:style style:name="T108" style:family="text">
      <style:text-properties fo:color="#000000" style:font-name="Times new roman" fo:font-size="11pt" style:text-underline-style="solid" style:text-underline-width="auto" style:text-underline-color="font-color" fo:font-weight="normal" style:font-name-asian="Times New Roman2" style:font-size-asian="11pt" style:font-weight-asian="normal" style:font-name-complex="Arial1" style:font-size-complex="11pt" style:font-weight-complex="normal"/>
    </style:style>
    <style:style style:name="T109" style:family="text">
      <style:text-properties fo:color="#000000" style:font-name="Times new roman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10" style:family="text">
      <style:text-properties fo:color="#000000" style:font-name="Times new roman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11" style:family="text">
      <style:text-properties fo:color="#000000" style:font-name="Times new roman" fo:font-size="11pt" style:text-underline-style="solid" style:text-underline-width="auto" style:text-underline-color="font-color" fo:font-weight="normal" style:font-size-asian="11pt" style:font-weight-asian="normal" style:font-name-complex="Consolas1" style:font-size-complex="11pt" style:font-weight-complex="normal"/>
    </style:style>
    <style:style style:name="T112" style:family="text">
      <style:text-properties fo:color="#000000" style:font-name="Times new roman" fo:font-size="11pt" style:text-underline-style="solid" style:text-underline-width="auto" style:text-underline-color="font-color" fo:font-weight="normal" style:font-size-asian="11pt" style:font-weight-asian="normal" style:font-name-complex="Consolas1" style:font-size-complex="11pt" style:font-weight-complex="normal"/>
    </style:style>
    <style:style style:name="T113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name-asian="Calibri" style:font-size-asian="11pt" style:font-weight-asian="normal" style:font-name-complex="Consolas1" style:font-size-complex="11pt" style:font-weight-complex="normal" loext:padding="0cm" loext:border="none"/>
    </style:style>
    <style:style style:name="T114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15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16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17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18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19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20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21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4f4f4" loext:char-shading-value="0" style:font-name-asian="F" style:font-size-asian="11pt" style:font-weight-asian="normal" style:font-name-complex="Consolas1" style:font-size-complex="11pt" style:font-weight-complex="normal" loext:padding="0cm" loext:border="none"/>
    </style:style>
    <style:style style:name="T122" style:family="text">
      <style:text-properties fo:color="#000000" style:font-name="Times new roman" fo:font-size="11pt" style:text-underline-style="solid" style:text-underline-width="auto" style:text-underline-color="font-color" fo:font-weight="normal" fo:background-color="#fdfdfd" loext:char-shading-value="0" style:font-size-asian="11pt" style:font-weight-asian="normal" style:font-name-complex="Arial1" style:font-size-complex="11pt" style:font-weight-complex="normal"/>
    </style:style>
    <style:style style:name="T123" style:family="text">
      <style:text-properties fo:color="#000000" style:font-name="Times new roman" fo:font-size="11pt" style:text-underline-style="none" fo:font-weight="normal" officeooo:rsid="0008a9ad" fo:background-color="#ffffff" loext:char-shading-value="0" style:font-size-asian="11pt" style:font-weight-asian="normal" style:font-size-complex="11pt" style:font-weight-complex="normal"/>
    </style:style>
    <style:style style:name="T124" style:family="text">
      <style:text-properties fo:color="#000000" style:font-name="Times new roman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25" style:family="text">
      <style:text-properties fo:color="#000000" style:font-name="Times new roman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26" style:family="text">
      <style:text-properties fo:color="#000000" style:font-name="Times new roman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27" style:family="text">
      <style:text-properties fo:color="#000000" style:font-name="Times new roman" fo:font-size="11pt" style:text-underline-style="none" fo:font-weight="normal" style:font-name-asian="Times New Roman2" style:font-size-asian="11pt" style:font-weight-asian="normal" style:font-name-complex="Arial1" style:font-size-complex="11pt" style:font-weight-complex="normal"/>
    </style:style>
    <style:style style:name="T128" style:family="text">
      <style:text-properties fo:color="#000000" style:font-name="Times new roman" fo:font-size="11pt" style:text-underline-style="none" fo:font-weight="normal" style:font-name-asian="Times New Roman2" style:font-size-asian="11pt" style:font-weight-asian="normal" style:font-name-complex="Arial1" style:font-size-complex="11pt" style:font-weight-complex="normal"/>
    </style:style>
    <style:style style:name="T129" style:family="text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30" style:family="text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31" style:family="text">
      <style:text-properties fo:color="#000000" style:font-name="Times new roman" fo:font-size="11pt" style:text-underline-style="none" fo:font-weight="normal" style:font-size-asian="11pt" style:font-weight-asian="normal" style:font-name-complex="Consolas1" style:font-size-complex="11pt" style:font-weight-complex="normal"/>
    </style:style>
    <style:style style:name="T132" style:family="text">
      <style:text-properties fo:color="#000000" style:font-name="Times new roman" fo:font-size="11pt" style:text-underline-style="none" fo:font-weight="normal" style:font-size-asian="11pt" style:font-weight-asian="normal" style:font-name-complex="Consolas1" style:font-size-complex="11pt" style:font-weight-complex="normal"/>
    </style:style>
    <style:style style:name="T133" style:family="text">
      <style:text-properties fo:color="#000000" style:font-name="Times new roman" fo:font-size="11pt" style:text-underline-style="none" fo:font-weight="normal" fo:background-color="#f4f4f4" loext:char-shading-value="0" style:font-name-asian="Calibri" style:font-size-asian="11pt" style:font-weight-asian="normal" style:font-name-complex="Consolas1" style:font-size-complex="11pt" style:font-weight-complex="normal" loext:padding="0cm" loext:border="none"/>
    </style:style>
    <style:style style:name="T134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35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36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37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38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39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40" style:family="text">
      <style:text-properties fo:color="#000000" style:font-name="Times new roman" fo:font-size="11pt" style:text-underline-style="none" fo:font-weight="normal" fo:background-color="#f4f4f4" loext:char-shading-value="0" style:font-size-asian="11pt" style:font-weight-asian="normal" style:font-name-complex="Consolas1" style:font-size-complex="11pt" style:font-weight-complex="normal" loext:padding="0cm" loext:border="none"/>
    </style:style>
    <style:style style:name="T141" style:family="text">
      <style:text-properties fo:color="#000000" style:font-name="Times new roman" fo:font-size="11pt" style:text-underline-style="none" fo:font-weight="normal" fo:background-color="#f4f4f4" loext:char-shading-value="0" style:font-name-asian="F" style:font-size-asian="11pt" style:font-weight-asian="normal" style:font-name-complex="Consolas1" style:font-size-complex="11pt" style:font-weight-complex="normal" loext:padding="0cm" loext:border="none"/>
    </style:style>
    <style:style style:name="T142" style:family="text">
      <style:text-properties fo:color="#000000" style:font-name="Times new roman" fo:font-size="11pt" style:text-underline-style="none" fo:font-weight="normal" fo:background-color="#fdfdfd" loext:char-shading-value="0" style:font-size-asian="11pt" style:font-weight-asian="normal" style:font-name-complex="Arial1" style:font-size-complex="11pt" style:font-weight-complex="normal"/>
    </style:style>
    <style:style style:name="T143" style:family="text">
      <style:text-properties fo:color="#000000" style:font-name="Times new roman" fo:font-weight="normal" officeooo:rsid="0008a9ad" fo:background-color="#ffffff" loext:char-shading-value="0" style:font-weight-asian="normal" style:font-weight-complex="normal"/>
    </style:style>
    <style:style style:name="T144" style:family="text">
      <style:text-properties fo:color="#000000" style:font-name="Times new roman" fo:font-weight="normal" fo:background-color="#ffffff" loext:char-shading-value="0" style:font-weight-asian="normal" style:font-weight-complex="normal"/>
    </style:style>
    <style:style style:name="T145" style:family="text">
      <style:text-properties fo:color="#000000" style:font-name="Times new roman" fo:font-weight="normal" fo:background-color="#ffffff" loext:char-shading-value="0" style:font-weight-asian="normal" style:font-weight-complex="normal"/>
    </style:style>
    <style:style style:name="T146" style:family="text">
      <style:text-properties fo:color="#000000" style:font-name="Times new roman" fo:font-weight="normal" fo:background-color="#ffffff" loext:char-shading-value="0" style:font-weight-asian="normal" style:font-weight-complex="normal"/>
    </style:style>
    <style:style style:name="T147" style:family="text">
      <style:text-properties fo:color="#000000" style:font-name="Times new roman" fo:font-weight="normal" style:font-name-asian="Times New Roman2" style:font-weight-asian="normal" style:font-name-complex="Arial1" style:font-weight-complex="normal"/>
    </style:style>
    <style:style style:name="T148" style:family="text">
      <style:text-properties fo:color="#000000" style:font-name="Times new roman" fo:font-weight="normal" style:font-name-asian="Times New Roman2" style:font-weight-asian="normal" style:font-name-complex="Arial1" style:font-weight-complex="normal"/>
    </style:style>
    <style:style style:name="T149" style:family="text">
      <style:text-properties fo:color="#000000" style:font-name="Times new roman" fo:font-weight="normal" style:font-weight-asian="normal" style:font-weight-complex="normal"/>
    </style:style>
    <style:style style:name="T150" style:family="text">
      <style:text-properties fo:color="#000000" style:font-name="Times new roman" fo:font-weight="normal" style:font-weight-asian="normal" style:font-weight-complex="normal"/>
    </style:style>
    <style:style style:name="T151" style:family="text">
      <style:text-properties fo:color="#000000" style:font-name="Times new roman" fo:font-weight="normal" style:font-weight-asian="normal" style:font-name-complex="Consolas1" style:font-weight-complex="normal"/>
    </style:style>
    <style:style style:name="T152" style:family="text">
      <style:text-properties fo:color="#000000" style:font-name="Times new roman" fo:font-weight="normal" style:font-weight-asian="normal" style:font-name-complex="Consolas1" style:font-weight-complex="normal"/>
    </style:style>
    <style:style style:name="T153" style:family="text">
      <style:text-properties fo:color="#000000" style:font-name="Times new roman" fo:font-weight="normal" fo:background-color="#f4f4f4" loext:char-shading-value="0" style:font-name-asian="Calibri" style:font-weight-asian="normal" style:font-name-complex="Consolas1" style:font-weight-complex="normal" loext:padding="0cm" loext:border="none"/>
    </style:style>
    <style:style style:name="T154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55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56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57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58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59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60" style:family="text">
      <style:text-properties fo:color="#000000" style:font-name="Times new roman" fo:font-weight="normal" fo:background-color="#f4f4f4" loext:char-shading-value="0" style:font-weight-asian="normal" style:font-name-complex="Consolas1" style:font-weight-complex="normal" loext:padding="0cm" loext:border="none"/>
    </style:style>
    <style:style style:name="T161" style:family="text">
      <style:text-properties fo:color="#000000" style:font-name="Times new roman" fo:font-weight="normal" fo:background-color="#f4f4f4" loext:char-shading-value="0" style:font-name-asian="F" style:font-weight-asian="normal" style:font-name-complex="Consolas1" style:font-weight-complex="normal" loext:padding="0cm" loext:border="none"/>
    </style:style>
    <style:style style:name="T162" style:family="text">
      <style:text-properties fo:color="#000000" style:font-name="Times new roman" fo:font-weight="normal" fo:background-color="#fdfdfd" loext:char-shading-value="0" style:font-weight-asian="normal" style:font-name-complex="Arial1" style:font-weight-complex="normal"/>
    </style:style>
    <style:style style:name="T163" style:family="text">
      <style:text-properties fo:font-size="11pt" officeooo:rsid="000a51c1" style:font-size-asian="11pt" style:font-size-complex="11pt"/>
    </style:style>
    <style:style style:name="T164" style:family="text">
      <style:text-properties fo:font-size="11pt" officeooo:rsid="000bd222" style:font-size-asian="11pt" style:font-size-complex="11pt"/>
    </style:style>
    <style:style style:name="T165" style:family="text">
      <style:text-properties fo:background-color="#ffffff" loext:char-shading-value="0"/>
    </style:style>
    <style:style style:name="T166" style:family="text">
      <style:text-properties fo:background-color="#ffffff" loext:char-shading-value="0" style:font-name-complex="Arial1"/>
    </style:style>
    <style:style style:name="T167" style:family="text">
      <style:text-properties fo:background-color="#ffffff" loext:char-shading-value="0" style:font-name-complex="Arial1"/>
    </style:style>
    <style:style style:name="T168" style:family="text">
      <style:text-properties officeooo:rsid="0008a9ad" fo:background-color="#ffffff" loext:char-shading-value="0" style:font-name-complex="Arial1"/>
    </style:style>
    <style:style style:name="T169" style:family="text">
      <style:text-properties style:font-name-complex="Arial1"/>
    </style:style>
    <style:style style:name="T170" style:family="text">
      <style:text-properties style:font-name-complex="Arial1"/>
    </style:style>
    <style:style style:name="T171" style:family="text">
      <style:text-properties style:font-name-complex="Arial1"/>
    </style:style>
    <style:style style:name="T172" style:family="text">
      <style:text-properties style:font-name-complex="Arial1"/>
    </style:style>
    <style:style style:name="T173" style:family="text">
      <style:text-properties style:font-name-complex="Arial1"/>
    </style:style>
    <style:style style:name="T174" style:family="text">
      <style:text-properties style:font-name-asian="Times New Roman2" style:font-name-complex="Arial1" loext:padding="0cm" loext:border="none"/>
    </style:style>
    <style:style style:name="T175" style:family="text">
      <style:text-properties style:font-name-asian="Times New Roman2" style:font-name-complex="Arial1"/>
    </style:style>
    <style:style style:name="T176" style:family="text">
      <style:text-properties style:font-name-asian="Times New Roman2" style:font-name-complex="Consolas1"/>
    </style:style>
    <style:style style:name="T177" style:family="text">
      <style:text-properties style:font-name-asian="Times New Roman2" style:font-name-complex="Consolas1"/>
    </style:style>
    <style:style style:name="T178" style:family="text">
      <style:text-properties style:font-name-asian="Times New Roman2" style:font-name-complex="Consolas1"/>
    </style:style>
    <style:style style:name="T179" style:family="text">
      <style:text-properties style:font-name-asian="Times New Roman2" style:font-name-complex="Consolas1"/>
    </style:style>
    <style:style style:name="T180" style:family="text">
      <style:text-properties style:font-name-asian="Times New Roman2" style:font-name-complex="Consolas1"/>
    </style:style>
    <style:style style:name="T181" style:family="text">
      <style:text-properties style:font-name-asian="Times New Roman2" style:font-name-complex="Consolas1"/>
    </style:style>
    <style:style style:name="T182" style:family="text">
      <style:text-properties style:font-name-asian="Times New Roman2" style:font-name-complex="Consolas1"/>
    </style:style>
    <style:style style:name="T183" style:family="text">
      <style:text-properties style:font-name-asian="Times New Roman2" style:font-name-complex="Consolas1"/>
    </style:style>
    <style:style style:name="T184" style:family="text">
      <style:text-properties fo:background-color="#fdfdfd" loext:char-shading-value="0" style:font-name-complex="Arial1"/>
    </style:style>
    <style:style style:name="T185" style:family="text">
      <style:text-properties fo:background-color="#fdfdfd" loext:char-shading-value="0" style:font-name-complex="Arial1"/>
    </style:style>
    <style:style style:name="T186" style:family="text">
      <style:text-properties officeooo:rsid="0003e769"/>
    </style:style>
    <style:style style:name="T187" style:family="text">
      <style:text-properties officeooo:rsid="0007d6b5"/>
    </style:style>
    <style:style style:name="T188" style:family="text">
      <style:text-properties officeooo:rsid="00045dc3"/>
    </style:style>
    <style:style style:name="T189" style:family="text">
      <style:text-properties officeooo:rsid="000a51c1"/>
    </style:style>
    <style:style style:name="T190" style:family="text">
      <style:text-properties style:font-name="Times New roman" fo:font-size="11pt" style:font-size-asian="11pt" style:font-size-complex="11pt"/>
    </style:style>
    <style:style style:name="T191" style:family="text">
      <style:text-properties style:font-name="Times New roman" fo:font-size="11pt" officeooo:rsid="000a51c1" style:font-size-asian="11pt" style:font-size-complex="11pt"/>
    </style:style>
    <style:style style:name="T192" style:family="text">
      <style:text-properties style:font-name="Times New roman" fo:font-size="11pt" officeooo:rsid="000bd222" style:font-size-asian="11pt" style:font-size-complex="11pt"/>
    </style:style>
    <style:style style:name="T193" style:family="text">
      <style:text-properties officeooo:rsid="000bd222"/>
    </style:style>
    <style:style style:name="T194" style:family="text">
      <style:text-properties officeooo:rsid="000d9b87"/>
    </style:style>
    <style:style style:name="T195" style:family="text">
      <style:text-properties officeooo:rsid="000ecc6d"/>
    </style:style>
    <style:style style:name="T196" style:family="text">
      <style:text-properties officeooo:rsid="000fbeea"/>
    </style:style>
    <style:style style:name="T197" style:family="text">
      <style:text-properties officeooo:rsid="00101f2e"/>
    </style:style>
    <style:style style:name="T198" style:family="text">
      <style:text-properties officeooo:rsid="0010f1fb"/>
    </style:style>
    <style:style style:name="T199" style:family="text">
      <style:text-properties style:font-name="Times new roman"/>
    </style:style>
    <style:style style:name="T200" style:family="text">
      <style:text-properties style:font-name="Times new roman" officeooo:rsid="00101f2e"/>
    </style:style>
    <style:style style:name="T201" style:family="text">
      <style:text-properties style:font-name="Times new roman" officeooo:rsid="0010f1fb"/>
    </style:style>
    <style:style style:name="T202" style:family="text">
      <style:text-properties style:font-name="Times new roman" fo:font-size="11pt" style:font-size-asian="11pt" style:font-size-complex="11pt"/>
    </style:style>
    <style:style style:name="T203" style:family="text">
      <style:text-properties style:font-name="Times new roman" fo:font-size="11pt" officeooo:rsid="00101f2e" style:font-size-asian="11pt" style:font-size-complex="11pt"/>
    </style:style>
    <style:style style:name="T204" style:family="text">
      <style:text-properties style:font-name="Times new roman" fo:font-size="11pt" officeooo:rsid="0010f1fb" style:font-size-asian="11pt" style:font-size-complex="11pt"/>
    </style:style>
    <style:style style:name="T20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06" style:family="text">
      <style:text-properties style:font-name="Times new roman" fo:font-size="11pt" fo:font-weight="bold" officeooo:rsid="00101f2e" style:font-size-asian="11pt" style:font-weight-asian="bold" style:font-size-complex="11pt" style:font-weight-complex="bold"/>
    </style:style>
    <style:style style:name="T207" style:family="text">
      <style:text-properties style:font-name="Times new roman" fo:font-size="11pt" fo:font-weight="bold" officeooo:rsid="0010f1fb" style:font-size-asian="11pt" style:font-weight-asian="bold" style:font-size-complex="11pt" style:font-weight-complex="bold"/>
    </style:style>
    <style:style style:name="T208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09" style:family="text">
      <style:text-properties style:font-name="Times new roman" fo:font-size="11pt" fo:font-weight="normal" officeooo:rsid="00101f2e" style:font-size-asian="11pt" style:font-weight-asian="normal" style:font-size-complex="11pt" style:font-weight-complex="normal"/>
    </style:style>
    <style:style style:name="T210" style:family="text">
      <style:text-properties style:font-name="Times new roman" fo:font-size="11pt" fo:font-weight="normal" officeooo:rsid="0010f1fb" style:font-size-asian="11pt" style:font-weight-asian="normal" style:font-size-complex="11pt" style:font-weight-complex="normal"/>
    </style:style>
    <style:style style:name="T211" style:family="text">
      <style:text-properties style:font-name="Times new roman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12" style:family="text">
      <style:text-properties style:font-name="Times new roman" fo:font-size="11pt" style:text-underline-style="solid" style:text-underline-width="auto" style:text-underline-color="font-color" fo:font-weight="normal" officeooo:rsid="00101f2e" style:font-size-asian="11pt" style:font-weight-asian="normal" style:font-size-complex="11pt" style:font-weight-complex="normal"/>
    </style:style>
    <style:style style:name="T213" style:family="text">
      <style:text-properties style:font-name="Times new roman" fo:font-size="11pt" style:text-underline-style="solid" style:text-underline-width="auto" style:text-underline-color="font-color" fo:font-weight="normal" officeooo:rsid="0010f1fb" style:font-size-asian="11pt" style:font-weight-asian="normal" style:font-size-complex="11pt" style:font-weight-complex="normal"/>
    </style:style>
    <style:style style:name="T214" style:family="text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215" style:family="text">
      <style:text-properties style:font-name="Times new roman" fo:font-size="11pt" style:text-underline-style="none" fo:font-weight="normal" officeooo:rsid="00101f2e" style:font-size-asian="11pt" style:font-weight-asian="normal" style:font-size-complex="11pt" style:font-weight-complex="normal"/>
    </style:style>
    <style:style style:name="T216" style:family="text">
      <style:text-properties style:font-name="Times new roman" fo:font-size="11pt" style:text-underline-style="none" fo:font-weight="normal" officeooo:rsid="0010f1fb" style:font-size-asian="11pt" style:font-weight-asian="normal" style:font-size-complex="11pt" style:font-weight-complex="normal"/>
    </style:style>
    <style:style style:name="T217" style:family="text">
      <style:text-properties officeooo:rsid="0011b9c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using namespace std;</text:p>
      <text:p text:style-name="P1">class A</text:p>
      <text:p text:style-name="P1">{ <text:s text:c="13"/>public:</text:p>
      <text:p text:style-name="P1"><text:s text:c="17"/>void fun()</text:p>
      <text:p text:style-name="P1"><text:s text:c="16"/>{</text:p>
      <text:p text:style-name="P1"><text:s text:c="24"/>cout&lt;&lt;"in base"&lt;&lt;endl;</text:p>
      <text:p text:style-name="P1"><text:s text:c="16"/>}</text:p>
      <text:p text:style-name="P1">};</text:p>
      <text:p text:style-name="P1">class B:public A</text:p>
      <text:p text:style-name="P1">{</text:p>
      <text:p text:style-name="P1"><text:s text:c="8"/>public:</text:p>
      <text:p text:style-name="P1"><text:s text:c="16"/>void fun() final</text:p>
      <text:p text:style-name="P1"><text:s text:c="16"/>{</text:p>
      <text:p text:style-name="P1"><text:s text:c="24"/>cout&lt;&lt;"in derived"&lt;&lt;endl;</text:p>
      <text:p text:style-name="P1"><text:s text:c="16"/>}</text:p>
      <text:p text:style-name="P1">};</text:p>
      <text:p text:style-name="P1">int main()</text:p>
      <text:p text:style-name="P1">{ <text:s text:c="3"/></text:p>
      <text:p text:style-name="P1"><text:s text:c="8"/>B b;</text:p>
      <text:p text:style-name="P1"><text:s text:c="8"/>b.fun();</text:p>
      <text:p text:style-name="P1">}</text:p>
      <text:p text:style-name="P1"/>
      <text:p text:style-name="P1">a.in base <text:s text:c="3"/>b.in derived <text:s text:c="3"/>c.compil<text:span text:style-name="T1">e time e</text:span>rror <text:s text:c="4"/>d.Runtime Error</text:p>
      <text:p text:style-name="P1"/>
      <text:p text:style-name="P1"><text:span text:style-name="T2">2.</text:span>#include&lt;iostream&gt;</text:p>
      <text:p text:style-name="P1">using namespace std;</text:p>
      <text:p text:style-name="P1">#define MAX 10</text:p>
      <text:p text:style-name="P1">int main()</text:p>
      <text:p text:style-name="P1">{</text:p>
      <text:p text:style-name="P1">int num;</text:p>
      <text:p text:style-name="P1">num=++MAX;</text:p>
      <text:p text:style-name="P1">cout&lt;&lt;num;</text:p>
      <text:p text:style-name="P1">return 0;</text:p>
      <text:p text:style-name="P1">}</text:p>
      <text:p text:style-name="P1">a.11 <text:s text:c="3"/>b.10 <text:s text:c="3"/>c.compile time error <text:s text:c="4"/>d.None</text:p>
      <text:p text:style-name="P1"/>
      <text:p text:style-name="P1">3.what is template?</text:p>
      <text:p text:style-name="P1">a.template is a formula for creating a genaric class. <text:s text:c="12"/>b.template is used for creating attributes.</text:p>
      <text:p text:style-name="P1">c.template is used for manupulating class <text:s text:c="28"/>d.All the above</text:p>
      <text:p text:style-name="P1"/>
      <text:p text:style-name="P1">4.The pointer can point to any variable that is not declard with which of these</text:p>
      <text:p text:style-name="P1">a.const <text:s text:c="5"/>b.volatile <text:s text:c="6"/>c both a nad b <text:s text:c="4"/>d None</text:p>
      <text:p text:style-name="P1"/>
      <text:p text:style-name="P1">5.#include&lt;iostream&gt;</text:p>
      <text:p text:style-name="P1">using namespace std;</text:p>
      <text:p text:style-name="P1">void func(int &amp;p)</text:p>
      <text:p text:style-name="P1">{</text:p>
      <text:p text:style-name="P1">cout&lt;&lt;p;</text:p>
      <text:p text:style-name="P1">}</text:p>
      <text:p text:style-name="P1">int main()</text:p>
      <text:p text:style-name="P1">{</text:p>
      <text:p text:style-name="P1">float m=1.23;</text:p>
      <text:p text:style-name="P1">func(m);</text:p>
      <text:p text:style-name="P1">cout&lt;&lt;m;</text:p>
      <text:p text:style-name="P1">}</text:p>
      <text:p text:style-name="P1">a.1.23 <text:s text:c="32"/>b.compile time error <text:s text:c="31"/>c.1 <text:s text:c="21"/>d.runtime error</text:p>
      <text:p text:style-name="P1"><text:soft-page-break/></text:p>
      <text:p text:style-name="P1">6.#include&lt;iostream&gt;</text:p>
      <text:p text:style-name="P1">using namespace std;</text:p>
      <text:p text:style-name="P1">class Test</text:p>
      <text:p text:style-name="P1">{</text:p>
      <text:p text:style-name="P1">static int x;</text:p>
      <text:p text:style-name="P1">public:</text:p>
      <text:p text:style-name="P1">Test(){x++;}</text:p>
      <text:p text:style-name="P1">static int getx(){return 0;}</text:p>
      <text:p text:style-name="P1">};</text:p>
      <text:p text:style-name="P1">int Test::x=0;</text:p>
      <text:p text:style-name="P1">int main()</text:p>
      <text:p text:style-name="P1">{</text:p>
      <text:p text:style-name="P1">cout&lt;&lt;Test::getx()&lt;&lt;<text:span text:style-name="T217">endl</text:span>;</text:p>
      <text:p text:style-name="P1">Test t[5];</text:p>
      <text:p text:style-name="P1">cout&lt;&lt;Test::getx();</text:p>
      <text:p text:style-name="P1">}</text:p>
      <text:p text:style-name="P1">a.5 5 <text:s text:c="33"/>b.0 5 <text:s text:c="31"/>c.0 0 <text:s text:c="24"/>d.compile time error</text:p>
      <text:p text:style-name="P1"/>
      <text:p text:style-name="P1">7.Consider this piece of code</text:p>
      <text:p text:style-name="P1"><text:s/>void mysterious(int i, int &amp;k)</text:p>
      <text:p text:style-name="P1"><text:s/>{</text:p>
      <text:p text:style-name="P1"><text:s/>i = 1; k = 2; </text:p>
      <text:p text:style-name="P1">}</text:p>
      <text:p text:style-name="P1"><text:s/>int main ()</text:p>
      <text:p text:style-name="P1"><text:s/>{</text:p>
      <text:p text:style-name="P1"><text:s/>int x = 0; </text:p>
      <text:p text:style-name="P1">mysterious (x, x);</text:p>
      <text:p text:style-name="P1"><text:s/>cout &lt;&lt; x &lt;&lt; endl;</text:p>
      <text:p text:style-name="P1"><text:s/>return 0; </text:p>
      <text:p text:style-name="P1">}</text:p>
      <text:p text:style-name="P1"><text:s/>What is the value of x that gets printed by the main ? </text:p>
      <text:p text:style-name="P1">a. 0 <text:s text:c="21"/>b. 1 <text:s text:c="22"/>c. 2 9. <text:s text:c="24"/>d. None of these</text:p>
      <text:p text:style-name="P1"/>
      <text:p text:style-name="P1">8. Exceptions are Caught at ?</text:p>
      <text:p text:style-name="P1">a<text:span text:style-name="T165">Compilation Time <text:s text:c="16"/></text:span>b<text:span text:style-name="T165">Linking Time <text:s text:c="14"/></text:span>c<text:span text:style-name="T165">Run Time <text:s text:c="21"/></text:span>dNone</text:p>
      <text:p text:style-name="P1"/>
      <text:p text:style-name="P1">9. #include&lt;iostream&gt;</text:p>
      <text:p text:style-name="P1">using namespace std;</text:p>
      <text:p text:style-name="P1">int main()</text:p>
      <text:p text:style-name="P1">{cout&lt;&lt;-1-1-1;</text:p>
      <text:p text:style-name="P1">return 0;</text:p>
      <text:p text:style-name="P1">}</text:p>
      <text:p text:style-name="Standard"><text:span text:style-name="T123">a.</text:span><text:span text:style-name="T124">Compilation Error</text:span><text:span text:style-name="T124"> <text:s text:c="23"/></text:span><text:span text:style-name="darkbluespan"><text:span text:style-name="T124">b.</text:span></text:span><text:span text:style-name="T124"> 0</text:span><text:span text:style-name="T124"> <text:s text:c="32"/></text:span><text:span text:style-name="darkbluespan"><text:span text:style-name="T124">c.</text:span></text:span><text:span text:style-name="T124"> 3</text:span><text:span text:style-name="T124"> <text:s text:c="28"/></text:span><text:span text:style-name="darkbluespan"><text:span text:style-name="T124">d.</text:span></text:span><text:span text:style-name="T124"> -3</text:span></text:p>
      <text:p text:style-name="P1"/>
      <text:p text:style-name="P1">10. What should be the output?</text:p>
      <text:p text:style-name="P1"><text:s text:c="4"/>int main() {</text:p>
      <text:p text:style-name="P1"><text:s text:c="4"/>int new = -10;</text:p>
      <text:p text:style-name="P1"><text:s text:c="4"/>cout&lt;&lt;"new is: "&lt;&lt;new;</text:p>
      <text:p text:style-name="P1"><text:s text:c="4"/>return 0;</text:p>
      <text:p text:style-name="P1">}</text:p>
      <text:p text:style-name="Standard"><text:span text:style-name="T124">a.new is: -10</text:span><text:span text:style-name="T124"> <text:s text:c="19"/></text:span><text:span text:style-name="darkbluespan"><text:span text:style-name="T124">b.</text:span></text:span><text:span text:style-name="T124"> new is: 10</text:span><text:span text:style-name="T124"> <text:s text:c="28"/></text:span><text:span text:style-name="darkbluespan"><text:span text:style-name="T124">c.</text:span></text:span><text:span text:style-name="T124"> Compilation Error</text:span><text:span text:style-name="T124"> <text:s text:c="17"/></text:span><text:span text:style-name="darkbluespan"><text:span text:style-name="T124">d.</text:span></text:span><text:span text:style-name="T124"> new is: 0</text:span></text:p>
      <text:p text:style-name="P1"/>
      <text:p text:style-name="P1">11.Which one is more faster?</text:p>
      <text:p text:style-name="P1">A- #include&lt;iostream.h&gt; <text:s text:c="24"/>B - #include "iostream.h"</text:p>
      <text:p text:style-name="P1">a.A <text:s text:c="21"/>b.B <text:s text:c="25"/>c.both has same <text:s text:c="20"/>d.depends on compiler</text:p>
      <text:p text:style-name="P1"/>
      <text:p text:style-name="P1"><text:soft-page-break/><text:span text:style-name="T165">12.</text:span> <text:span text:style-name="T165">What is dangling pointer?</text:span></text:p>
      <text:p text:style-name="P1">a.  A pointer pointing to NULL <text:s text:c="12"/>b. Pointer pointing to memory location which has been freed</text:p>
      <text:p text:style-name="P1">c. Pointer which is pointing to new location <text:s text:c="15"/>d.  None of these</text:p>
      <text:p text:style-name="P1"/>
      <text:p text:style-name="P1"><text:span text:style-name="T165">13.</text:span> <text:span text:style-name="T165">Can we reinitialize reference variable?</text:span></text:p>
      <text:p text:style-name="P1">a.Yes <text:s text:c="20"/>b.No</text:p>
      <text:p text:style-name="P1"/>
      <text:p text:style-name="P1">14.A class whos objects can not be created is known as _____</text:p>
      <text:p text:style-name="Standard"><text:a xlink:type="simple" xlink:href="javascript:%20void%200;" text:style-name="Internet_20_link" text:visited-style-name="Visited_20_Internet_20_Link"><text:span text:style-name="T127">a.</text:span></text:a><text:span text:style-name="T127">Absurd Class <text:s text:c="16"/></text:span><text:a xlink:type="simple" xlink:href="javascript:%20void%200;" text:style-name="Internet_20_link" text:visited-style-name="Visited_20_Internet_20_Link"><text:span text:style-name="T127">b.</text:span></text:a><text:span text:style-name="T127">Dead Class <text:s text:c="16"/></text:span><text:a xlink:type="simple" xlink:href="javascript:%20void%200;" text:style-name="Internet_20_link" text:visited-style-name="Visited_20_Internet_20_Link"><text:span text:style-name="T127">c.</text:span></text:a><text:span text:style-name="T127">Super Class <text:s text:c="9"/></text:span><text:a xlink:type="simple" xlink:href="javascript:%20void%200;" text:style-name="Internet_20_link" text:visited-style-name="Visited_20_Internet_20_Link"><text:span text:style-name="T127">d.</text:span></text:a><text:span text:style-name="T127">Abstract Class</text:span></text:p>
      <text:p text:style-name="P1"/>
      <text:p text:style-name="P1">15.In C++ Program, inline fuctions are expanded during ____</text:p>
      <text:p text:style-name="Standard"><text:a xlink:type="simple" xlink:href="javascript:%20void%200;" text:style-name="Internet_20_link" text:visited-style-name="Visited_20_Internet_20_Link"><text:span text:style-name="T127">a.</text:span></text:a><text:span text:style-name="T127">Run Time <text:s text:c="16"/></text:span><text:a xlink:type="simple" xlink:href="javascript:%20void%200;" text:style-name="Internet_20_link" text:visited-style-name="Visited_20_Internet_20_Link"><text:span text:style-name="T127">b.</text:span></text:a><text:span text:style-name="T127">Compile Time <text:s text:c="18"/></text:span><text:a xlink:type="simple" xlink:href="javascript:%20void%200;" text:style-name="Internet_20_link" text:visited-style-name="Visited_20_Internet_20_Link"><text:span text:style-name="T127">c.</text:span></text:a><text:span text:style-name="T127">Debug Time <text:s text:c="11"/></text:span><text:a xlink:type="simple" xlink:href="javascript:%20void%200;" text:style-name="Internet_20_link" text:visited-style-name="Visited_20_Internet_20_Link"><text:span text:style-name="T127">d.</text:span></text:a><text:span text:style-name="T127">Coding Time</text:span></text:p>
      <text:p text:style-name="P1"/>
      <text:p text:style-name="P1"><text:span text:style-name="T169">16.</text:span>  HAS-A relationship between the classes is shown through.</text:p>
      <text:p text:style-name="Standard"><text:a xlink:type="simple" xlink:href="javascript:void(0);" text:style-name="Internet_20_link" text:visited-style-name="Visited_20_Internet_20_Link"><text:span text:style-name="T129">a.</text:span></text:a><text:a xlink:type="simple" xlink:href="javascript:void(0);" text:style-name="Internet_20_link" text:visited-style-name="Visited_20_Internet_20_Link"><text:span text:style-name="T129"> Inheritance</text:span></text:a><text:span text:style-name="T129"> <text:s text:c="11"/></text:span><text:span text:style-name="correct"><text:span text:style-name="T129">b.</text:span></text:span><text:span text:style-name="T129"> Container classes <text:s text:c="13"/></text:span><text:a xlink:type="simple" xlink:href="javascript:void(0);" text:style-name="Internet_20_link" text:visited-style-name="Visited_20_Internet_20_Link">c.</text:a><text:a xlink:type="simple" xlink:href="javascript:void(0);" text:style-name="Internet_20_link" text:visited-style-name="Visited_20_Internet_20_Link"><text:span text:style-name="T129"> Polymorphism</text:span></text:a><text:span text:style-name="T129"> <text:s text:c="12"/></text:span><text:a xlink:type="simple" xlink:href="javascript:void(0);" text:style-name="Internet_20_link" text:visited-style-name="Visited_20_Internet_20_Link"><text:span text:style-name="T129">d.</text:span></text:a><text:a xlink:type="simple" xlink:href="javascript:void(0);" text:style-name="Internet_20_link" text:visited-style-name="Visited_20_Internet_20_Link"><text:span text:style-name="T129"> None of the above.</text:span></text:a></text:p>
      <text:p text:style-name="P1"/>
      <text:p text:style-name="P1"> 17.The advantage of declaring a virtual function as pure is?</text:p>
      <text:p text:style-name="P1">a.programs runs faster <text:s text:c="69"/>b.early binding can be achieved</text:p>
      <text:p text:style-name="P1">c.you force any derived class to define its own implementation <text:s/></text:p>
      <text:p text:style-name="P1">d.you can avoid making the class an abstract class</text:p>
      <text:p text:style-name="P1"/>
      <text:p text:style-name="P1"><text:span text:style-name="T174">18.</text:span><text:span text:style-name="T169">  Operator overloading is ?</text:span></text:p>
      <text:p text:style-name="P1">a.making c++ operators work with objects <text:s text:c="11"/>b.giving c++ operators more than they can handle</text:p>
      <text:p text:style-name="P1">c.making new c++ operators <text:s text:c="33"/>d.giving new meaning to existing c++ operators</text:p>
      <text:p text:style-name="P1"/>
      <text:p text:style-name="P1">19. <text:s text:c="2"/>1Person q("Mickey");</text:p>
      <text:p text:style-name="P1"><text:s text:c="9"/>2: Person r(p);</text:p>
      <text:p text:style-name="P1"><text:s text:c="9"/>3: Person p = q;</text:p>
      <text:p text:style-name="P1"><text:span text:style-name="T166"><text:s text:c="8"/>4:</text:span><text:span text:style-name="T168">p=q</text:span></text:p>
      <text:p text:style-name="P1"><text:span text:style-name="T169"><text:line-break/></text:span><text:span text:style-name="T166">For what lines above is a copy constructor invoked?</text:span></text:p>
      <text:p text:style-name="P1">a.2 <text:s text:c="12"/>b.3 <text:s text:c="15"/>c.2,3 <text:s text:c="10"/>d.2,3,4</text:p>
      <text:p text:style-name="P1"/>
      <text:p text:style-name="P1">20.When is a copy constructor implicitly called?</text:p>
      <text:p text:style-name="P1"><text:span text:style-name="T165">a.</text:span><text:span text:style-name="T169"> </text:span><text:span text:style-name="T175">Passing an object by value to a function. <text:s text:c="14"/></text:span><text:span text:style-name="T165">b.</text:span><text:span text:style-name="T166"> Returning an object by value from a function</text:span></text:p>
      <text:p text:style-name="P1"><text:span text:style-name="T165">c.</text:span><text:span text:style-name="T166"> Passing an object by reference to a constructor. <text:s text:c="4"/></text:span>d.both a and b</text:p>
      <text:p text:style-name="P1"/>
      <text:p text:style-name="Standard"><text:span text:style-name="T124">21.</text:span><text:span text:style-name="Heading_20_2_20_Char"><text:span text:style-name="T133"> </text:span></text:span><text:span text:style-name="T131">#include &lt;iostream&gt;</text:span></text:p>
      <text:p text:style-name="P1">#include &lt;string&gt;</text:p>
      <text:p text:style-name="P1"><text:span text:style-name="T176">using</text:span><text:span text:style-name="T176"> </text:span><text:span text:style-name="T176">namespace</text:span><text:span text:style-name="T176"> std</text:span><text:span text:style-name="T176">;</text:span></text:p>
      <text:p text:style-name="P1"><text:span text:style-name="T176">class</text:span><text:span text:style-name="T176"> A</text:span><text:span text:style-name="T176">{</text:span></text:p>
      <text:p text:style-name="P1"><text:span text:style-name="T176"><text:tab/></text:span><text:span text:style-name="T176">int</text:span><text:span text:style-name="T176"> a</text:span><text:span text:style-name="T176">;</text:span></text:p>
      <text:p text:style-name="P1"><text:span text:style-name="T176">public</text:span><text:span text:style-name="T176">:</text:span></text:p>
      <text:p text:style-name="P1"><text:span text:style-name="T176"><text:tab/>A</text:span><text:span text:style-name="T176">(</text:span><text:span text:style-name="T176">int</text:span><text:span text:style-name="T176"> i</text:span><text:span text:style-name="T176">){</text:span></text:p>
      <text:p text:style-name="P1"><text:span text:style-name="T176"><text:tab/><text:tab/>a </text:span><text:span text:style-name="T176">=</text:span><text:span text:style-name="T176"> i</text:span><text:span text:style-name="T176">;</text:span></text:p>
      <text:p text:style-name="P1"><text:span text:style-name="T176"><text:tab/></text:span><text:span text:style-name="T176">}</text:span></text:p>
      <text:p text:style-name="P1"><text:span text:style-name="T176"><text:tab/></text:span><text:span text:style-name="T176">void</text:span><text:span text:style-name="T176"> assign</text:span><text:span text:style-name="T176">(</text:span><text:span text:style-name="T176">int</text:span><text:span text:style-name="T176"> i</text:span><text:span text:style-name="T176">){</text:span></text:p>
      <text:p text:style-name="P1"><text:span text:style-name="T176"><text:tab/><text:tab/>a </text:span><text:span text:style-name="T176">=</text:span><text:span text:style-name="T176"> i</text:span><text:span text:style-name="T176">;</text:span></text:p>
      <text:p text:style-name="P1"><text:span text:style-name="T176"><text:tab/></text:span><text:span text:style-name="T176">}</text:span></text:p>
      <text:p text:style-name="P1"><text:span text:style-name="T176"><text:tab/></text:span><text:span text:style-name="T176">int</text:span><text:span text:style-name="T176"> return_value</text:span><text:span text:style-name="T176">(){</text:span></text:p>
      <text:p text:style-name="P1"><text:span text:style-name="T176"><text:tab/><text:tab/></text:span><text:span text:style-name="T176">return</text:span><text:span text:style-name="T176"> a</text:span><text:span text:style-name="T176">;</text:span></text:p>
      <text:p text:style-name="P1"><text:span text:style-name="T176"><text:tab/></text:span><text:span text:style-name="T176">}</text:span></text:p>
      <text:p text:style-name="P1"><text:span text:style-name="T176">}</text:span><text:span text:style-name="T176">;</text:span></text:p>
      <text:p text:style-name="P1"><text:span text:style-name="T176">int</text:span><text:span text:style-name="T176"> main</text:span><text:span text:style-name="T176">(</text:span><text:span text:style-name="T176">int</text:span><text:span text:style-name="T176"> argc, </text:span><text:span text:style-name="T176">char</text:span><text:span text:style-name="T176"> </text:span><text:span text:style-name="T176">const</text:span><text:span text:style-name="T176"> </text:span><text:span text:style-name="T176">*</text:span><text:span text:style-name="T176">argv</text:span><text:span text:style-name="T176">[])</text:span></text:p>
      <text:p text:style-name="P1">{</text:p>
      <text:p text:style-name="P1"><text:span text:style-name="T176"><text:tab/>A obj</text:span><text:span text:style-name="T176">;</text:span></text:p>
      <text:p text:style-name="P1"><text:span text:style-name="T176"><text:tab/>obj.</text:span><text:span text:style-name="T176">assign</text:span><text:span text:style-name="T176">(</text:span><text:span text:style-name="T176">5</text:span><text:span text:style-name="T176">)</text:span><text:span text:style-name="T176">;</text:span></text:p>
      <text:p text:style-name="P1"><text:soft-page-break/><text:span text:style-name="T176"><text:tab/></text:span><text:span text:style-name="T176">cout</text:span><text:span text:style-name="T176">&lt;&lt;</text:span><text:span text:style-name="T176">obj.</text:span><text:span text:style-name="T176">return_value</text:span><text:span text:style-name="T176">()</text:span><text:span text:style-name="T176">;</text:span></text:p>
      <text:p text:style-name="P1">}</text:p>
      <text:p text:style-name="P1">a.5<text:tab/><text:tab/><text:tab/>b.55<text:tab/><text:tab/><text:tab/>c.compile time error<text:tab/><text:tab/>d.segmentation fault</text:p>
      <text:p text:style-name="P1"/>
      <text:p text:style-name="P1"><text:span text:style-name="T165">22.</text:span><text:span text:style-name="T184"> Pick out the correct statement.</text:span></text:p>
      <text:p text:style-name="P1"><text:span text:style-name="T184">a) A friend function may be a member of another class</text:span><text:span text:style-name="T169"><text:line-break/></text:span><text:span text:style-name="T184">b) A friend function may not be a member of another class</text:span><text:span text:style-name="T169"><text:line-break/></text:span><text:span text:style-name="T184">c) A friend function may or may not be a member of another class</text:span><text:span text:style-name="T169"><text:line-break/></text:span><text:span text:style-name="T184">d) None of the mentioned</text:span></text:p>
      <text:p text:style-name="P1"/>
      <text:p text:style-name="P1"><text:span text:style-name="T184">23.  Which of the following is not used as a file opening mode?</text:span><text:span text:style-name="T169"><text:line-break/></text:span><text:span text:style-name="T184">a) ios::trunc<text:tab/></text:span><text:span text:style-name="T184"><text:tab/></text:span><text:span text:style-name="T184">b) ios::binary</text:span><text:span text:style-name="T184"><text:tab/><text:tab/></text:span><text:span text:style-name="T184">c) ios::in</text:span><text:span text:style-name="T184"><text:tab/><text:tab/></text:span><text:span text:style-name="T184">d) ios::ate</text:span></text:p>
      <text:p text:style-name="P1"/>
      <text:p text:style-name="Standard"><text:span text:style-name="T142">24.</text:span><text:span text:style-name="Heading_20_2_20_Char"><text:span text:style-name="T133"> </text:span></text:span><text:span text:style-name="co2"><text:span text:style-name="T134">#include&lt;iostream&gt;</text:span></text:span></text:p>
      <text:p text:style-name="Standard"><text:span text:style-name="kw2"><text:span text:style-name="T134">using</text:span></text:span><text:span text:style-name="T131"> </text:span><text:span text:style-name="kw2"><text:span text:style-name="T134">namespace</text:span></text:span><text:span text:style-name="T131"> std</text:span><text:span text:style-name="sy4"><text:span text:style-name="T134">;</text:span></text:span></text:p>
      <text:p text:style-name="Standard"><text:span text:style-name="kw2"><text:span text:style-name="T134">class</text:span></text:span><text:span text:style-name="T131"> Print</text:span></text:p>
      <text:p text:style-name="Standard"><text:span text:style-name="br0"><text:span text:style-name="T214">{</text:span></text:span></text:p>
      <text:p text:style-name="Standard"><text:span text:style-name="T131"><text:s text:c="3"/></text:span><text:span text:style-name="kw2"><text:span text:style-name="T134">public</text:span></text:span><text:span text:style-name="sy4"><text:span text:style-name="T134">:</text:span></text:span></text:p>
      <text:p text:style-name="Standard"><text:span text:style-name="T131"><text:tab/></text:span><text:span text:style-name="kw4"><text:span text:style-name="T141">void</text:span></text:span><text:span text:style-name="T131"> operator</text:span><text:span text:style-name="br0"><text:span text:style-name="T134">()(</text:span></text:span><text:span text:style-name="kw4"><text:span text:style-name="T141">int</text:span></text:span><text:span text:style-name="T131"> a</text:span><text:span text:style-name="br0"><text:span text:style-name="T134">){</text:span></text:span></text:p>
      <text:p text:style-name="Standard"><text:span text:style-name="T131"><text:tab/><text:tab/></text:span><text:span text:style-name="kw3"><text:span text:style-name="T134">cout</text:span></text:span><text:span text:style-name="sy1"><text:span text:style-name="T134">&lt;&lt;</text:span></text:span><text:span text:style-name="T131">a</text:span><text:span text:style-name="sy1"><text:span text:style-name="T134">&lt;&lt;</text:span></text:span><text:span text:style-name="T131">endl</text:span><text:span text:style-name="sy4"><text:span text:style-name="T134">;</text:span></text:span></text:p>
      <text:p text:style-name="Standard"><text:span text:style-name="T131"><text:tab/></text:span><text:span text:style-name="br0"><text:span text:style-name="T134">}</text:span></text:span></text:p>
      <text:p text:style-name="Standard"><text:span text:style-name="br0"><text:span text:style-name="T134">}</text:span></text:span><text:span text:style-name="sy4"><text:span text:style-name="T134">;</text:span></text:span></text:p>
      <text:p text:style-name="Standard"><text:span text:style-name="kw4"><text:span text:style-name="T141">int</text:span></text:span><text:span text:style-name="T131"> main</text:span><text:span text:style-name="br0"><text:span text:style-name="T134">()</text:span></text:span></text:p>
      <text:p text:style-name="Standard"><text:span text:style-name="br0"><text:span text:style-name="T214">{</text:span></text:span></text:p>
      <text:p text:style-name="Standard"><text:span text:style-name="T131"><text:tab/>Print print</text:span><text:span text:style-name="sy4"><text:span text:style-name="T134">;</text:span></text:span></text:p>
      <text:p text:style-name="Standard"><text:span text:style-name="T131"><text:tab/>print</text:span><text:span text:style-name="br0"><text:span text:style-name="T134">(</text:span></text:span><text:span text:style-name="nu0"><text:span text:style-name="T134">5</text:span></text:span><text:span text:style-name="br0"><text:span text:style-name="T134">)</text:span></text:span><text:span text:style-name="sy4"><text:span text:style-name="T134">;</text:span></text:span></text:p>
      <text:p text:style-name="Standard"><text:span text:style-name="T131"><text:tab/></text:span><text:span text:style-name="kw1"><text:span text:style-name="T134">return</text:span></text:span><text:span text:style-name="T131"> </text:span><text:span text:style-name="nu0"><text:span text:style-name="T134">0</text:span></text:span><text:span text:style-name="sy4"><text:span text:style-name="T134">;</text:span></text:span></text:p>
      <text:p text:style-name="Standard"><text:span text:style-name="br0"><text:span text:style-name="T214">}</text:span></text:span></text:p>
      <text:p text:style-name="P1">a.5<text:tab/>b.compile time error <text:tab/><text:tab/>c.run time error<text:tab/> <text:s text:c="21"/>d.nothing is printed</text:p>
      <text:p text:style-name="P1"/>
      <text:p text:style-name="P1"><text:span text:style-name="T165">25.</text:span><text:span text:style-name="T184">  Pick the correct statement.</text:span></text:p>
      <text:p text:style-name="P1"><text:span text:style-name="T184">a) Friend functions are in the scope of a class</text:span><text:span text:style-name="T169"><text:line-break/></text:span><text:span text:style-name="T184">b) Friend functions can be called using class objects</text:span><text:span text:style-name="T169"><text:line-break/></text:span><text:span text:style-name="T184">c) Friend functions can be invoked as a normal function</text:span><text:span text:style-name="T169"><text:line-break/></text:span><text:span text:style-name="T184">d) Friend functions can access only protected members not the private members</text:span></text:p>
      <text:p text:style-name="P1"/>
      <text:p text:style-name="P1"><text:span text:style-name="T189">26</text:span>.When struct is used instead of the keyword class means,what will happen in the program.</text:p>
      <text:p text:style-name="P1"><text:s text:c="2"/>a)access is private by default <text:s text:c="23"/>b)access is protected by default</text:p>
      <text:p text:style-name="P1"><text:s text:c="2"/>c)acess is public by default <text:s text:c="27"/>d)none</text:p>
      <text:p text:style-name="P1"/>
      <text:p text:style-name="P1">2<text:span text:style-name="T189">7</text:span>.<text:span text:style-name="T186">In C++ ,const qualifier can be applied to </text:span></text:p>
      <text:p text:style-name="P5"><text:s text:c="5"/><text:span text:style-name="T198">1</text:span>)Member functions of a class <text:s text:c="42"/><text:span text:style-name="T198">2</text:span>)Function arguments </text:p>
      <text:p text:style-name="P5"><text:span text:style-name="T198"><text:s text:c="6"/>3</text:span>)to a class data members which is declared as static <text:s text:c="7"/>4)Reference variables</text:p>
      <text:p text:style-name="P1"><text:s/><text:span text:style-name="T186">a)Only 1,2,3 <text:s text:c="17"/>b)Only 1,2,4 <text:s text:c="14"/>c)Only 1,3,4 <text:s text:c="10"/>d)All</text:span></text:p>
      <text:p text:style-name="P1"/>
      <text:p text:style-name="P1"><text:span text:style-name="T189">28</text:span>.Can a destructor be virtual?Will the following program compile?</text:p>
      <text:p text:style-name="P1"><text:s text:c="3"/>#include&lt;iostream&gt;</text:p>
      <text:p text:style-name="P1"><text:s text:c="3"/>using namespace std;</text:p>
      <text:p text:style-name="P1"><text:s text:c="3"/>class base{</text:p>
      <text:p text:style-name="P1"><text:s text:c="3"/>public:</text:p>
      <text:p text:style-name="P1"><text:s text:c="5"/>virtual ~base(){}</text:p>
      <text:p text:style-name="P1"><text:s text:c="4"/>};</text:p>
      <text:p text:style-name="P1"><text:s text:c="4"/>int main(){</text:p>
      <text:p text:style-name="P1"><text:s text:c="5"/>return 0;</text:p>
      <text:p text:style-name="P1"><text:s text:c="5"/>}</text:p>
      <text:p text:style-name="P1"><text:s text:c="3"/>a)Yes <text:s text:c="15"/>b)N<text:span text:style-name="T187">o</text:span></text:p>
      <text:p text:style-name="P1"/>
      <text:p text:style-name="P1"><text:soft-page-break/><text:span text:style-name="T189">29</text:span>.Which of the following is true.</text:p>
      <text:p text:style-name="P1"><text:s text:c="2"/>a)Static methods cannot be overloaded. <text:s text:c="9"/>b)Static data members can only be accessed by static methods.</text:p>
      <text:p text:style-name="P1"><text:s text:c="2"/>c)Non-static data members can be accessed by static methods.</text:p>
      <text:p text:style-name="P1"><text:s text:c="2"/>d)Static methods can only access static members(data,methods).</text:p>
      <text:p text:style-name="P1"/>
      <text:p text:style-name="P1"><text:span text:style-name="T189">30</text:span>.Which of the following is true about “this “ pointer.</text:p>
      <text:p text:style-name="P1"><text:s text:c="2"/>a)It is passed as a hidden argument to all function calls.</text:p>
      <text:p text:style-name="P1"><text:s text:c="2"/>b)It is passed as a hidden argument to all non_static function calls.</text:p>
      <text:p text:style-name="P1"><text:s text:c="2"/>c)It is passed as a hidden argument to all static function calls.</text:p>
      <text:p text:style-name="P1"><text:s text:c="2"/><text:span text:style-name="T188">d)None</text:span></text:p>
      <text:p text:style-name="P1"/>
      <text:p text:style-name="P1"><text:span text:style-name="T189">31</text:span>.Can constructor be private in c++.</text:p>
      <text:p text:style-name="P1"><text:s text:c="3"/>a)Yes <text:s text:c="20"/>b)No</text:p>
      <text:p text:style-name="P1"/>
      <text:p text:style-name="P1"><text:span text:style-name="T189">32</text:span>.Whichof the following is true about templates.</text:p>
      <text:p text:style-name="P1"><text:s text:c="3"/>1)Templates is a feature of c++ that allows us to write one code for different data types.</text:p>
      <text:p text:style-name="P1"><text:s text:c="3"/>2)We can write one function that can be used for all data types including user defined types.Like <text:s text:c="11"/>sort(),max(),min(), ...etc.</text:p>
      <text:p text:style-name="P1"><text:s text:c="3"/>3)Template is an example of compile time polymorphism.</text:p>
      <text:p text:style-name="P1"><text:s text:c="5"/>a)1,2 <text:s text:c="5"/>b)1,2,3 <text:s text:c="3"/>c)1,3</text:p>
      <text:p text:style-name="P1"/>
      <text:p text:style-name="P1"><text:span text:style-name="T189">33</text:span>.Predict the output of following c++ program.</text:p>
      <text:p text:style-name="P1"><text:s text:c="3"/>#include&lt;iostream&gt;</text:p>
      <text:p text:style-name="P1"><text:s text:c="3"/>using namespace std;</text:p>
      <text:p text:style-name="P1"><text:s text:c="3"/>int &amp;fun()</text:p>
      <text:p text:style-name="P1"><text:s text:c="3"/>{</text:p>
      <text:p text:style-name="P1"><text:s text:c="4"/>static int x=10;</text:p>
      <text:p text:style-name="P1"><text:s text:c="5"/>return x;</text:p>
      <text:p text:style-name="P1"><text:s text:c="4"/>}</text:p>
      <text:p text:style-name="P1"><text:s text:c="4"/>int main()</text:p>
      <text:p text:style-name="P1"><text:s text:c="4"/>{</text:p>
      <text:p text:style-name="P1"><text:s text:c="6"/>fun()=30;</text:p>
      <text:p text:style-name="P1"><text:s text:c="6"/>cout&lt;&lt;fun();</text:p>
      <text:p text:style-name="P1"><text:s text:c="7"/>return0;</text:p>
      <text:p text:style-name="P1"><text:s text:c="4"/>}</text:p>
      <text:p text:style-name="P1"><text:s text:c="2"/>a)Compiler error:Function cannot be used as lvalue. <text:s text:c="10"/>b)10 <text:s text:c="20"/>c)30</text:p>
      <text:p text:style-name="P1"/>
      <text:p text:style-name="P1"><text:span text:style-name="T189">34</text:span>.Predict the output</text:p>
      <text:p text:style-name="P1"><text:s text:c="3"/>#include&lt;iostream&gt;</text:p>
      <text:p text:style-name="P1"><text:s text:c="3"/>using namespace std;</text:p>
      <text:p text:style-name="P1"><text:s text:c="4"/>int x=1;</text:p>
      <text:p text:style-name="P1"><text:s text:c="4"/>void fun()</text:p>
      <text:p text:style-name="P1"><text:s text:c="3"/>{</text:p>
      <text:p text:style-name="P1"><text:s text:c="5"/>int x=2;</text:p>
      <text:p text:style-name="P1"><text:s text:c="6"/>{</text:p>
      <text:p text:style-name="P1"><text:s text:c="7"/>int x=3;</text:p>
      <text:p text:style-name="P1"><text:s text:c="11"/>cout&lt;&lt;::x&lt;&lt;endl;</text:p>
      <text:p text:style-name="P1"><text:s text:c="7"/>}</text:p>
      <text:p text:style-name="P1"><text:s text:c="4"/>}</text:p>
      <text:p text:style-name="P1"><text:s text:c="3"/>int main(){</text:p>
      <text:p text:style-name="P1"><text:s text:c="4"/>fun();</text:p>
      <text:p text:style-name="P1"><text:s text:c="5"/>return 0;</text:p>
      <text:p text:style-name="P1"><text:s text:c="4"/>}</text:p>
      <text:p text:style-name="P1">a)1 <text:s text:c="12"/>b)2 <text:s text:c="13"/>c)3 <text:s text:c="15"/>d)0</text:p>
      <text:p text:style-name="P1"/>
      <text:p text:style-name="P1"><text:span text:style-name="T189">35</text:span>.What happens when delete is used for a NULL pointer.</text:p>
      <text:p text:style-name="P1"><text:s text:c="4"/>int *ptr=NULL;</text:p>
      <text:p text:style-name="P1"><text:soft-page-break/><text:s text:c="4"/>delete ptr;</text:p>
      <text:p text:style-name="P1"><text:s text:c="3"/>a)Compile Error <text:s text:c="3"/>b)Run time error <text:s text:c="10"/>c)No effect</text:p>
      <text:p text:style-name="P1"/>
      <text:p text:style-name="P1"><text:span text:style-name="T189">36.</text:span> <text:s text:c="3"/>#include &lt;iostream&gt;</text:p>
      <text:list xml:id="list9142325471629733361" text:style-name="L1">
        <text:list-header>
          <text:p text:style-name="P2"><text:s text:c="3"/>using namespace std;</text:p>
          <text:p text:style-name="P2"><text:s text:c="3"/>int main()</text:p>
          <text:p text:style-name="P2"><text:s text:c="3"/>{</text:p>
          <text:p text:style-name="P2"><text:s text:c="7"/>int num1 = 10;</text:p>
          <text:p text:style-name="P2"><text:s text:c="7"/>float num2 = 20;</text:p>
          <text:p text:style-name="P2"><text:s text:c="7"/>cout &lt;&lt; sizeof(num1 + num2);</text:p>
          <text:p text:style-name="P2"><text:s text:c="7"/>return 0;</text:p>
          <text:p text:style-name="P2"><text:s text:c="3"/>}</text:p>
        </text:list-header>
      </text:list>
      <text:p text:style-name="P1"><text:tab/>a.2 <text:s text:c="25"/>b.4 <text:s text:c="26"/>c.8 <text:s text:c="28"/>d.garbage</text:p>
      <text:p text:style-name="P1"/>
      <text:p text:style-name="P1"><text:span text:style-name="T193">\37.</text:span>What must be an operand of operator delete?<text:line-break/>a) Pointer <text:s text:c="16"/>b) Array <text:s text:c="19"/>c) Stack <text:s text:c="21"/>d) None of the mentioned</text:p>
      <text:p text:style-name="P1"/>
      <text:p text:style-name="P1"><text:span text:style-name="T193">38</text:span> <text:s text:c="3"/>#include &lt;iostream&gt;</text:p>
      <text:list xml:id="list8688694013715825957" text:style-name="L2">
        <text:list-header>
          <text:p text:style-name="P3"><text:s text:c="2"/>#include &lt;vector&gt;</text:p>
          <text:p text:style-name="P3"><text:s text:c="2"/>using namespace std;</text:p>
          <text:p text:style-name="P3"><text:s text:c="2"/>int main ()</text:p>
          <text:p text:style-name="P3"><text:s text:c="2"/>{</text:p>
          <text:p text:style-name="P3"><text:s text:c="6"/>vector&lt;int&gt; a (3, 0);</text:p>
          <text:p text:style-name="P3"><text:s text:c="6"/>vector&lt;int&gt; b (5, 0);</text:p>
          <text:p text:style-name="P3"><text:s text:c="6"/>b = a;</text:p>
          <text:p text:style-name="P3"><text:s text:c="6"/>a = vector&lt;int&gt;();</text:p>
          <text:p text:style-name="P3"><text:s text:c="6"/>cout &lt;&lt; "Size of a " &lt;&lt; int(a.size()) &lt;&lt; '\n';</text:p>
          <text:p text:style-name="P3"><text:s text:c="7"/>cout &lt;&lt; "Size of b " &lt;&lt; int(b.size()) &lt;&lt; '\n';</text:p>
          <text:p text:style-name="P3"><text:s text:c="7"/>return 0;</text:p>
          <text:p text:style-name="P3"><text:s text:c="3"/>}</text:p>
          <text:p text:style-name="P3">a) Size of a 0 <text:s text:c="2"/>Size of b 3 <text:s text:c="3"/>b) Size of a 3 <text:s text:c="2"/>Size of b 5 <text:s text:c="13"/>c) Error <text:s text:c="23"/>d) None of the mentioned</text:p>
        </text:list-header>
      </text:list>
      <text:p text:style-name="P1"><text:span text:style-name="T194">39.</text:span> <text:s text:c="3"/>#include &lt;iostream&gt;</text:p>
      <text:list xml:id="list8025028123840597184" text:style-name="L3">
        <text:list-header>
          <text:p text:style-name="P4"><text:s text:c="2"/>using namespace std;</text:p>
          <text:p text:style-name="P4"><text:s text:c="2"/>namespace Box1</text:p>
          <text:p text:style-name="P4"><text:s text:c="2"/>{</text:p>
          <text:p text:style-name="P4"><text:s text:c="6"/>int a = 4;</text:p>
          <text:p text:style-name="P4"><text:s text:c="2"/>}</text:p>
          <text:p text:style-name="P4"><text:s text:c="2"/>namespace Box2</text:p>
          <text:p text:style-name="P4"><text:s text:c="2"/>{</text:p>
          <text:p text:style-name="P4"><text:s text:c="6"/>int a = 13;</text:p>
          <text:p text:style-name="P4"><text:s text:c="2"/>}</text:p>
          <text:p text:style-name="P4"><text:s text:c="3"/>int main ()</text:p>
          <text:p text:style-name="P4"><text:s text:c="3"/>{</text:p>
          <text:p text:style-name="P4"><text:s text:c="7"/>int a = 16;</text:p>
          <text:p text:style-name="P4"><text:s text:c="7"/>Box1::a;</text:p>
          <text:p text:style-name="P4"><text:s text:c="7"/>Box2::a;</text:p>
          <text:p text:style-name="P4"><text:s text:c="7"/>cout &lt;&lt; a;</text:p>
          <text:p text:style-name="P4"><text:s text:c="7"/>return 0;</text:p>
          <text:p text:style-name="P4"><text:s text:c="3"/>}</text:p>
        </text:list-header>
      </text:list>
      <text:p text:style-name="P1">a. 4 <text:s text:c="26"/>b.13 <text:s text:c="23"/>c.16 <text:s text:c="19"/>d.compile Time error</text:p>
      <text:p text:style-name="P1"/>
      <text:p text:style-name="P1"><text:span text:style-name="T194">40.</text:span>What is the meaning of the following declaration?</text:p>
      <text:p text:style-name="P1">int(*ptr[5])();</text:p>
      <text:p text:style-name="P1">a) ptr is pointer to function<text:line-break/>b) ptr is array of pointer to function<text:line-break/><text:soft-page-break/>c) ptr is pointer to such function which return type is array<text:line-break/>d) ptr is pointer to array of function</text:p>
      <text:p text:style-name="P1"/>
      <text:p text:style-name="P1"><text:span text:style-name="T194">41.</text:span>Which feature can be implemented using encapsulation?<text:line-break/>a) Inheritance <text:s text:c="16"/>b) Abstraction <text:s text:c="17"/>c) Polymorphism <text:s text:c="9"/>d) Overloading</text:p>
      <text:p text:style-name="P1"/>
      <text:p text:style-name="P1"><text:span text:style-name="T195">42.</text:span>Which problem may arise if we use abstract class functions for polymorphism?<text:line-break/>a) All classes are converted as abstract class<text:line-break/>b) Derived class must be of abstract type<text:line-break/>c) All the derived classes must implement the undefined functions<text:line-break/>d) Derived classes can’t redefine the function</text:p>
      <text:p text:style-name="P1"/>
      <text:p text:style-name="P1"><text:span text:style-name="T196">43.</text:span>The deep copy is possible only with the help of __________<text:line-break/>a) Implicit copy constructor<text:line-break/>b) User defined copy constructor<text:line-break/>c) Parameterized constructor<text:line-break/>d) Default constructor</text:p>
      <text:p text:style-name="P1"/>
      <text:p text:style-name="P1"><text:span text:style-name="T196">44.</text:span>he arguments to a copy constructor _____________<text:line-break/>a) Must be const<text:line-break/>b) Must not be cosnt<text:line-break/>c) Must be integer type<text:line-break/>d) Must be static</text:p>
      <text:p text:style-name="P1"/>
      <text:p text:style-name="P1"><text:span text:style-name="T196">45.</text:span>Static nested classes doesn’t have access to _________________ from enclosing class.<text:line-break/>a) Private members<text:line-break/>b) Protected members<text:line-break/>c) Public members<text:line-break/>d) Any other members</text:p>
      <text:p text:style-name="P1"/>
      <text:p text:style-name="P1"><text:span text:style-name="T196">46.</text:span>When is the memory allocated for an object?<text:line-break/>a) At declaration of object<text:line-break/>b) At compile time<text:line-break/>c) When object constructor is called<text:line-break/>d) When object is initialized to another object</text:p>
      <text:p text:style-name="P1"/>
      <text:p text:style-name="P1"><text:span text:style-name="T196">47.</text:span>Can a constructor function be constant?<text:line-break/>a) Yes, always<text:line-break/>b) Yes, only if permissions are given<text:line-break/>c) No, because objects are not involved<text:line-break/>d) No, never</text:p>
      <text:p text:style-name="P1"/>
      <text:p text:style-name="Standard"><text:span text:style-name="T215">48.</text:span><text:span text:style-name="Source_20_Text"><text:span text:style-name="T214">#include&lt;iostream&gt; </text:span></text:span></text:p>
      <text:p text:style-name="Standard"><text:span text:style-name="Source_20_Text"><text:span text:style-name="T214">using</text:span></text:span><text:span text:style-name="T214"> </text:span><text:span text:style-name="Source_20_Text"><text:span text:style-name="T214">namespace</text:span></text:span><text:span text:style-name="T214"> </text:span><text:span text:style-name="Source_20_Text"><text:span text:style-name="T214">std; </text:span></text:span></text:p>
      <text:p text:style-name="Standard"><text:span text:style-name="Source_20_Text"><text:span text:style-name="T214">class</text:span></text:span><text:span text:style-name="T214"> </text:span><text:span text:style-name="Source_20_Text"><text:span text:style-name="T214">A </text:span></text:span></text:p>
      <text:p text:style-name="Standard"><text:span text:style-name="Source_20_Text"><text:span text:style-name="T214">{ </text:span></text:span></text:p>
      <text:p text:style-name="Standard"><text:span text:style-name="Source_20_Text"><text:span text:style-name="T214">public: </text:span></text:span></text:p>
      <text:p text:style-name="Standard"><text:span text:style-name="Source_20_Text"><text:span text:style-name="T214">virtual</text:span></text:span><text:span text:style-name="T214"> </text:span><text:span text:style-name="Source_20_Text"><text:span text:style-name="T214">void</text:span></text:span><text:span text:style-name="T214"> </text:span><text:span text:style-name="Source_20_Text"><text:span text:style-name="T214">fun() {cout &lt;&lt; "A"</text:span></text:span><text:span text:style-name="T214"> </text:span><text:span text:style-name="Source_20_Text"><text:span text:style-name="T214">&lt;&lt; endl ;} </text:span></text:span></text:p>
      <text:p text:style-name="Standard"><text:span text:style-name="Source_20_Text"><text:span text:style-name="T214">}; </text:span></text:span></text:p>
      <text:p text:style-name="Standard"><text:span text:style-name="Source_20_Text"><text:span text:style-name="T214">class</text:span></text:span><text:span text:style-name="T214"> </text:span><text:span text:style-name="Source_20_Text"><text:span text:style-name="T214">B: public</text:span></text:span><text:span text:style-name="T214"> </text:span><text:span text:style-name="Source_20_Text"><text:span text:style-name="T214">A </text:span></text:span></text:p>
      <text:p text:style-name="Standard"><text:span text:style-name="Source_20_Text"><text:span text:style-name="T214">{ </text:span></text:span></text:p>
      <text:p text:style-name="Standard"><text:span text:style-name="Source_20_Text"><text:span text:style-name="T214">public: </text:span></text:span></text:p>
      <text:p text:style-name="Standard"><text:span text:style-name="Source_20_Text"><text:span text:style-name="T214">virtual</text:span></text:span><text:span text:style-name="T214"> </text:span><text:span text:style-name="Source_20_Text"><text:span text:style-name="T214">void</text:span></text:span><text:span text:style-name="T214"> </text:span><text:span text:style-name="Source_20_Text"><text:span text:style-name="T214">fun() {cout &lt;&lt; "B"</text:span></text:span><text:span text:style-name="T214"> </text:span><text:span text:style-name="Source_20_Text"><text:span text:style-name="T214">&lt;&lt; endl;} </text:span></text:span></text:p>
      <text:p text:style-name="Standard"><text:span text:style-name="Source_20_Text"><text:span text:style-name="T214">}; </text:span></text:span></text:p>
      <text:p text:style-name="Standard"><text:span text:style-name="Source_20_Text"><text:span text:style-name="T214">class</text:span></text:span><text:span text:style-name="T214"> </text:span><text:span text:style-name="Source_20_Text"><text:span text:style-name="T214">C: public</text:span></text:span><text:span text:style-name="T214"> </text:span><text:span text:style-name="Source_20_Text"><text:span text:style-name="T214">B </text:span></text:span></text:p>
      <text:p text:style-name="Standard"><text:span text:style-name="Source_20_Text"><text:span text:style-name="T214">{ </text:span></text:span></text:p>
      <text:p text:style-name="Standard"><text:span text:style-name="Source_20_Text"><text:span text:style-name="T214">public: </text:span></text:span></text:p>
      <text:p text:style-name="Standard"><text:soft-page-break/><text:span text:style-name="Source_20_Text"><text:span text:style-name="T214">virtual</text:span></text:span><text:span text:style-name="T214"> </text:span><text:span text:style-name="Source_20_Text"><text:span text:style-name="T214">void</text:span></text:span><text:span text:style-name="T214"> </text:span><text:span text:style-name="Source_20_Text"><text:span text:style-name="T214">fun() {cout &lt;&lt; "C"</text:span></text:span><text:span text:style-name="T214"> </text:span><text:span text:style-name="Source_20_Text"><text:span text:style-name="T214">&lt;&lt; endl;} </text:span></text:span></text:p>
      <text:p text:style-name="Standard"><text:span text:style-name="Source_20_Text"><text:span text:style-name="T214">}; 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4">int</text:span></text:span><text:span text:style-name="T214"> </text:span><text:span text:style-name="Source_20_Text"><text:span text:style-name="T214">main() </text:span></text:span></text:p>
      <text:p text:style-name="Standard"><text:span text:style-name="Source_20_Text"><text:span text:style-name="T214">{ </text:span></text:span></text:p>
      <text:p text:style-name="Standard"><text:span text:style-name="Source_20_Text"><text:span text:style-name="T214">A *a = new</text:span></text:span><text:span text:style-name="T214"> </text:span><text:span text:style-name="Source_20_Text"><text:span text:style-name="T214">C; </text:span></text:span></text:p>
      <text:p text:style-name="Standard"><text:span text:style-name="Source_20_Text"><text:span text:style-name="T214">A *b = new</text:span></text:span><text:span text:style-name="T214"> </text:span><text:span text:style-name="Source_20_Text"><text:span text:style-name="T214">B; </text:span></text:span></text:p>
      <text:p text:style-name="Standard"><text:span text:style-name="Source_20_Text"><text:span text:style-name="T214">a-&gt;fun(); </text:span></text:span></text:p>
      <text:p text:style-name="Standard"><text:span text:style-name="Source_20_Text"><text:span text:style-name="T214">b-&gt;fun(); </text:span></text:span></text:p>
      <text:p text:style-name="Standard"><text:span text:style-name="Source_20_Text"><text:span text:style-name="T214">return</text:span></text:span><text:span text:style-name="T214"> </text:span><text:span text:style-name="Source_20_Text"><text:span text:style-name="T214">0; </text:span></text:span></text:p>
      <text:p text:style-name="Standard"><text:span text:style-name="Source_20_Text"><text:span text:style-name="T214">} </text:span></text:span></text:p>
      <text:p text:style-name="P1"/>
      <text:p text:style-name="P1">a.A <text:s/>B</text:p>
      <text:p text:style-name="P1">b.C <text:s/>B</text:p>
      <text:p text:style-name="P1">c.compile Time error</text:p>
      <text:p text:style-name="P1">d.Run Time error</text:p>
      <text:p text:style-name="P1"/>
      <text:p text:style-name="Standard"><text:span text:style-name="T215">49.</text:span><text:span text:style-name="Source_20_Text"><text:span text:style-name="T214">#include&lt;iostream&gt; 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4">using</text:span></text:span><text:span text:style-name="T214"> </text:span><text:span text:style-name="Source_20_Text"><text:span text:style-name="T214">namespace</text:span></text:span><text:span text:style-name="T214"> </text:span><text:span text:style-name="Source_20_Text"><text:span text:style-name="T214">std; 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4">class</text:span></text:span><text:span text:style-name="T214"> </text:span><text:span text:style-name="Source_20_Text"><text:span text:style-name="T214">Test </text:span></text:span></text:p>
      <text:p text:style-name="Standard"><text:span text:style-name="Source_20_Text"><text:span text:style-name="T214">{ </text:span></text:span></text:p>
      <text:p text:style-name="Standard"><text:span text:style-name="Source_20_Text"><text:span text:style-name="T214">static</text:span></text:span><text:span text:style-name="T214"> </text:span><text:span text:style-name="Source_20_Text"><text:span text:style-name="T214">int</text:span></text:span><text:span text:style-name="T214"> </text:span><text:span text:style-name="Source_20_Text"><text:span text:style-name="T214">i; </text:span></text:span></text:p>
      <text:p text:style-name="Standard"><text:span text:style-name="Source_20_Text"><text:span text:style-name="T214">int</text:span></text:span><text:span text:style-name="T214"> </text:span><text:span text:style-name="Source_20_Text"><text:span text:style-name="T214">j; </text:span></text:span></text:p>
      <text:p text:style-name="Standard"><text:span text:style-name="Source_20_Text"><text:span text:style-name="T214">}; 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4">int</text:span></text:span><text:span text:style-name="T214"> </text:span><text:span text:style-name="Source_20_Text"><text:span text:style-name="T214">Test::i; 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4">int</text:span></text:span><text:span text:style-name="T214"> </text:span><text:span text:style-name="Source_20_Text"><text:span text:style-name="T214">main() </text:span></text:span></text:p>
      <text:p text:style-name="Standard"><text:span text:style-name="Source_20_Text"><text:span text:style-name="T214">{ </text:span></text:span></text:p>
      <text:p text:style-name="Standard"><text:span text:style-name="Source_20_Text"><text:span text:style-name="T214">cout &lt;&lt; sizeof(Test); </text:span></text:span></text:p>
      <text:p text:style-name="Standard"><text:span text:style-name="Source_20_Text"><text:span text:style-name="T214">return</text:span></text:span><text:span text:style-name="T214"> </text:span><text:span text:style-name="Source_20_Text"><text:span text:style-name="T214">0; </text:span></text:span></text:p>
      <text:p text:style-name="Standard"><text:span text:style-name="Source_20_Text"><text:span text:style-name="T214">} 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4">a.4 <text:s text:c="7"/>b.8 <text:s text:c="8"/>c.16 <text:s text:c="5"/>d.compile Time Error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215">50.</text:span></text:span><text:span text:style-name="Source_20_Text"><text:span text:style-name="T214">Reusability of code in C++ is achieved through ____ </text:span></text:span></text:p>
      <text:p text:style-name="P1"><text:span text:style-name="T198">a.</text:span> Polymorphism</text:p>
      <text:p text:style-name="P1"><text:span text:style-name="T198">b.</text:span> Inheritance</text:p>
      <text:p text:style-name="P1"><text:span text:style-name="T198">c</text:span> Encapsulation</text:p>
      <text:p text:style-name="Standard"><text:span text:style-name="T216">d</text:span><text:a xlink:type="simple" xlink:href="javascript:%20void%200;" text:style-name="Internet_20_link" text:visited-style-name="Visited_20_Internet_20_Link"><text:span text:style-name="T211">.</text:span></text:a><text:span text:style-name="T214"> Both A and B</text:span></text:p>
      <text:p text:style-name="P1"/>
      <text:p text:style-name="Standard"><text:span text:style-name="Source_20_Text"><text:span text:style-name="T214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Label_20_1" style:display-name="ListLabel 1" style:family="text">
      <style:text-properties fo:color="#00000a" style:font-name="Verdana" fo:font-family="Verdana" style:font-family-generic="roman" style:font-pitch="variable"/>
    </style:style>
    <style:style style:name="Default_20_Paragraph_20_Font" style:display-name="Default Paragraph Font" style:family="text"/>
    <style:style style:name="darkbluespan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rect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co2" style:family="text" style:parent-style-name="Default_20_Paragraph_20_Font"/>
    <style:style style:name="kw2" style:family="text" style:parent-style-name="Default_20_Paragraph_20_Font"/>
    <style:style style:name="sy4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kw3" style:family="text" style:parent-style-name="Default_20_Paragraph_20_Font"/>
    <style:style style:name="sy1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7:13:50.525273187</meta:creation-date>
    <dc:date>2019-05-17T11:41:28.312702780</dc:date>
    <meta:editing-duration>PT25M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8" meta:paragraph-count="345" meta:word-count="1604" meta:character-count="11277" meta:non-whitespace-character-count="7729"/>
  </office:meta>
</office:document-meta>
</file>